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212529" style:font-name="Courier New" fo:font-size="10pt" style:font-name-asian="Courier New1" style:font-size-asian="10pt" style:font-name-complex="Courier New1" style:font-size-complex="10pt"/>
    </style:style>
    <style:style style:name="P2" style:family="paragraph" style:parent-style-name="Standard">
      <loext:graphic-properties draw:fill="solid" draw:fill-color="#ffffff"/>
      <style:paragraph-properties fo:background-color="#ffffff"/>
      <style:text-properties fo:color="#212529" style:font-name="Courier New" fo:font-size="10pt" style:font-name-asian="Courier New1" style:font-size-asian="10pt" style:font-name-complex="Courier New1" style:font-size-complex="10pt"/>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5"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0" style:family="paragraph" style:parent-style-name="Heading_20_2">
      <loext:graphic-properties draw:fill="solid" draw:fill-color="#ffffff"/>
      <style:paragraph-properties fo:margin-top="0in" fo:margin-bottom="0.0555in" loext:contextual-spacing="false" fo:line-height="120%" fo:keep-together="auto" fo:background-color="#ffffff" fo:keep-with-next="auto"/>
    </style:style>
    <style:style style:name="P21" style:family="paragraph" style:parent-style-name="Heading_20_2" style:master-page-name="Standard">
      <loext:graphic-properties draw:fill="solid" draw:fill-color="#ffffff"/>
      <style:paragraph-properties fo:margin-top="0in" fo:margin-bottom="0.0555in" loext:contextual-spacing="false" fo:line-height="120%" fo:keep-together="auto" style:page-number="1" fo:background-color="#ffffff" fo:keep-with-next="auto"/>
    </style:style>
    <style:style style:name="T1" style:family="text">
      <style:text-properties fo:color="#455a64" fo:font-size="17pt" style:font-size-asian="17pt" style:font-size-complex="17pt"/>
    </style:style>
    <style:style style:name="T2" style:family="text">
      <style:text-properties fo:color="#455a64" fo:font-size="17.5pt" style:font-size-asian="17.5pt" style:font-size-complex="17.5pt"/>
    </style:style>
    <style:style style:name="T3" style:family="text">
      <style:text-properties fo:color="#343a40" fo:font-size="11.5pt" style:font-size-asian="11.5pt" style:font-size-complex="11.5pt"/>
    </style:style>
    <style:style style:name="T4" style:family="text">
      <style:text-properties fo:color="#343a40" fo:font-size="11.5pt" fo:font-style="italic" style:font-size-asian="11.5pt" style:font-style-asian="italic" style:font-size-complex="11.5pt"/>
    </style:style>
    <style:style style:name="T5" style:family="text">
      <style:text-properties fo:color="#1177d1" fo:font-size="11.5pt" style:text-underline-style="solid" style:text-underline-width="auto" style:text-underline-color="font-color" style:font-size-asian="11.5pt" style:font-size-complex="11.5pt"/>
    </style:style>
    <style:style style:name="T6" style:family="text">
      <style:text-properties fo:color="#1177d1" fo:font-size="11.5pt" fo:font-style="italic" style:text-underline-style="solid" style:text-underline-width="auto" style:text-underline-color="font-color" style:font-size-asian="11.5pt" style:font-style-asian="italic" style:font-size-complex="11.5pt"/>
    </style:style>
    <style:style style:name="T7" style:family="text">
      <style:text-properties fo:color="#e83e8c" style:font-name="Courier New" fo:font-size="10pt" style:font-name-asian="Courier New1" style:font-size-asian="10pt" style:font-name-complex="Courier New1" style:font-size-complex="10pt"/>
    </style:style>
    <style:style style:name="T8" style:family="text">
      <style:text-properties fo:color="#212529"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ygk780i7ios8"/><text:span text:style-name="T1">01. Intro POO</text:span></text:p>
      <text:p text:style-name="P20"><text:bookmark text:name="_6zblaw57dx45"/><text:span text:style-name="T2">POO</text:span></text:p>
      <text:p text:style-name="P3"><text:span text:style-name="T3">POO, pour </text:span><text:a xlink:type="simple" xlink:href="https://en.wikipedia.org/wiki/Object-oriented_programming" text:style-name="ListLabel_20_73" text:visited-style-name="ListLabel_20_73"><text:span text:style-name="T5">Programmation orientée Objet</text:span></text:a><text:span text:style-name="T3">. Vous rencontrerez aussi parfois son sigle anglophone, OOP, pour </text:span><text:span text:style-name="T4">Object-oriented Programming</text:span><text:span text:style-name="T3">.</text:span></text:p>
      <text:p text:style-name="P3"><text:span text:style-name="T3">La programmation orientée objet est un </text:span><text:a xlink:type="simple" xlink:href="https://en.wikipedia.org/wiki/Programming_paradigm" text:style-name="ListLabel_20_73" text:visited-style-name="ListLabel_20_73"><text:span text:style-name="T5">paradigme</text:span></text:a><text:span text:style-name="T3"> de programmation dont le principe est de penser un projet informatique comme un ensemble d'unités applicatives autonomes interagissant les unes avec les autres : des objets.</text:span></text:p>
      <text:p text:style-name="P3"><text:span text:style-name="T3">Une application pensée selon les principes de la POO se constitue donc d'un ensemble d'objets fonctionnant de concert pour parvenir à un ensemble de fonctionnalités.</text:span></text:p>
      <text:p text:style-name="P20"><text:bookmark text:name="_9oqxz7ywcznt"/><text:span text:style-name="T2">Qu'est-ce qu'un objet ?</text:span></text:p>
      <text:p text:style-name="P3"><text:span text:style-name="T3">Dans son sens large, un objet est la représentation conceptuelle de tout élément matériel de notre réalité : un chat est un objet, un violon est un objet, une planète est un objet. Vous êtes un objet.</text:span></text:p>
      <text:p text:style-name="P3"><text:span text:style-name="T3">Un objet a des propriétés : une voiture a une certaine couleur, une certaine marque, une certaine masse.</text:span></text:p>
      <text:p text:style-name="P3"><text:span text:style-name="T3">Un objet exécute des actions : une voiture peut avancer, reculer, freiner.</text:span></text:p>
      <text:p text:style-name="P3"><text:span text:style-name="T3">Un objet peut se composer d'objets : l'objet voiture, avec ses propriétés et ses actions, est composé d'un objet moteur, d'un objet boîte de vitesses, d'un objet batterie.</text:span></text:p>
      <text:p text:style-name="P3"><text:span text:style-name="T3">Un objet peut interagir avec d'autres objets : l'objet voiture se déplace sur l'objet route, fait le plein de l'objet carburant à l'objet pompe de l'objet station-service.</text:span></text:p>
      <text:p text:style-name="P3"><text:span text:style-name="T3">Simple. On pense le monde comme un immense tout où interagissent des objets. Chaque objet a des caractéristiques qui peuvent évoluer dans le temps ou non : on les appelle des </text:span><text:a xlink:type="simple" xlink:href="https://en.wikipedia.org/wiki/Property_(programming" text:style-name="ListLabel_20_73" text:visited-style-name="ListLabel_20_73"><text:span text:style-name="T5">propriétés</text:span></text:a><text:span text:style-name="T3">). Chaque objet peut exécuter des actions : on les appelle des </text:span><text:a xlink:type="simple" xlink:href="https://en.wikipedia.org/wiki/Method_(computer_programming" text:style-name="ListLabel_20_73" text:visited-style-name="ListLabel_20_73"><text:span text:style-name="T5">méthodes</text:span></text:a><text:span text:style-name="T3">).</text:span></text:p>
      <text:p text:style-name="P3"><text:span text:style-name="T3">Quel rapport avec la programmation ?</text:span></text:p>
      <text:p text:style-name="P3"><text:span text:style-name="T3">À travers la programmation orientée objet, on pense un projet informatique comme on vient de penser le monde : des objets qui interagissent avec des objets pour former un tout.</text:span></text:p>
      <text:p text:style-name="P3"><text:span text:style-name="T3">Votre schéma MVC requiert un système </text:span><text:span text:style-name="T4">routing</text:span><text:span text:style-name="T3"> : celui-ci sera assuré par un objet </text:span><text:span text:style-name="T7">Router</text:span><text:span text:style-name="T3">. Votre </text:span><text:span text:style-name="T7">Router</text:span><text:span text:style-name="T3"> appelle des contrôleurs : ceux-ci seront des objets </text:span><text:span text:style-name="T7">Controller</text:span><text:span text:style-name="T3">. Votre </text:span><text:span text:style-name="T7">Controller</text:span><text:span text:style-name="T3"> manipule des modèles : des objets </text:span><text:span text:style-name="T7">Article</text:span><text:span text:style-name="T3">, </text:span><text:span text:style-name="T7">User</text:span><text:span text:style-name="T3">, </text:span><text:span text:style-name="T7">Comment</text:span><text:span text:style-name="T3">, etc.</text:span></text:p>
      <text:p text:style-name="P20"><text:bookmark text:name="_k4bxp0uqmlh1"/><text:span text:style-name="T2">Résumé</text:span></text:p>
      <text:p text:style-name="P3"><text:span text:style-name="T3">En programmation orientée objet, tout notre code est pensé comme un agencement d'objets interagissant les uns avec les autres. Fini le code procédural, à présent tout est objet.</text:span></text:p>
      <text:p text:style-name="P20"><text:bookmark text:name="_ralqyfmgcm2k"/><text:span text:style-name="T1">02. Classes</text:span></text:p>
      <text:p text:style-name="P20"><text:bookmark text:name="_yust3jr7hhy3"/><text:span text:style-name="T2">Introduction</text:span></text:p>
      <text:p text:style-name="P3"><text:span text:style-name="T3">Nous avons vu les grands principes de la programmation orientée objet dans le chapitre précédent, sa définition globale et abstraite. Entrons désormais dans le détail technique.</text:span></text:p>
      <text:p text:style-name="P3"><text:soft-page-break/><text:span text:style-name="T3">Comment les objets fonctionnent-ils et s'agencent-ils, concrètement, en PHP ?</text:span></text:p>
      <text:p text:style-name="P20"><text:bookmark text:name="_l5fm9iiydroe"/><text:span text:style-name="T2">Classes</text:span></text:p>
      <text:p text:style-name="P3"><text:span text:style-name="T3">Chaque objet est en réalité une </text:span><text:a xlink:type="simple" xlink:href="https://en.wikipedia.org/wiki/Instance_(computer_science" text:style-name="ListLabel_20_73" text:visited-style-name="ListLabel_20_73"><text:span text:style-name="T5">instance</text:span></text:a><text:span text:style-name="T3">) d'une </text:span><text:a xlink:type="simple" xlink:href="https://en.wikipedia.org/wiki/Class_(computer_programming" text:style-name="ListLabel_20_73" text:visited-style-name="ListLabel_20_73"><text:span text:style-name="T5">classe</text:span></text:a><text:span text:style-name="T3">).</text:span></text:p>
      <text:p text:style-name="P3"><text:span text:style-name="T3">Voyez la classe comme la définition abstraite d'un certain type d'objet, et l'instance comme une occurrence concrète de cette définition.</text:span></text:p>
      <text:p text:style-name="P3"><text:span text:style-name="T3">Si nous vous disons « Fermez les yeux et pensez à une voiture. » Que voyez-vous ? Juste « une voiture » ? Non, vous ne pensez pas de façon abstraite au concept de voiture. Vous voyez concrètement à une voiture précise : le Scenic gris de papa, la Kia jaune fluo de votre pote Magali en fac' de socio'. Vous voyez une occurrence concrète du concept de voiture, une implémentation, parce qu'il vous est pour ainsi dire impossible de visualiser un concept abstrait.</text:span></text:p>
      <text:p text:style-name="P3"><text:span text:style-name="T3">C'est la distinction entre une classe et une instance. « Voiture », c'est une classe. La Yaris noire toute rayée en bas de chez vous, c'est une instance de la classe « Voiture », avec ses données propres.</text:span></text:p>
      <text:p text:style-name="P20"><text:bookmark text:name="_ophldfdzi76b"/><text:span text:style-name="T2">Propriétés</text:span></text:p>
      <text:p text:style-name="P3"><text:span text:style-name="T3">Revenons-en à un contexte plus applicatif. Nous avons déjà vu une classe, très rapidement, dans notre cours sur le modèles dans le cadre du schéma MVC :</text:span></text:p>
      <text:p text:style-name="Standard"><text:span text:style-name="T8">class Movie</text:span></text:p>
      <text:p text:style-name="Standard"><text:span text:style-name="T8">{</text:span></text:p>
      <text:p text:style-name="Standard"><text:span text:style-name="T8"><text:s text:c="4"/>public int $year;</text:span></text:p>
      <text:p text:style-name="P1"/>
      <text:p text:style-name="Standard"><text:span text:style-name="T8"><text:s text:c="4"/>public string $title;</text:span></text:p>
      <text:p text:style-name="Standard"><text:span text:style-name="T8">}</text:span></text:p>
      <text:p text:style-name="P2"/>
      <text:p text:style-name="P3"><text:span text:style-name="T3">La classe </text:span><text:span text:style-name="T7">Movie</text:span><text:span text:style-name="T3"> ne représente pas un film spécifique. Elle représente la définition abstraite de ce qu'est un film. Pour manipuler un film en particulier, nous devons créer une instance de cette classe :</text:span></text:p>
      <text:p text:style-name="Standard"><text:span text:style-name="T8">$mov = new Movie();</text:span></text:p>
      <text:p text:style-name="Standard"><text:span text:style-name="T8">$mov-&gt;year = 1998;</text:span></text:p>
      <text:p text:style-name="Standard"><text:span text:style-name="T8">$mov-&gt;title = 'Ringu';</text:span></text:p>
      <text:p text:style-name="P2"/>
      <text:p text:style-name="P3"><text:span text:style-name="T3">À travers le mot-clé </text:span><text:span text:style-name="T7">new</text:span><text:span text:style-name="T3"> suivi du nom de la classe et de parenthèses, nous créons une nouvelle instance de la classe </text:span><text:span text:style-name="T7">Movie</text:span><text:span text:style-name="T3">. Ensuite nous spécifions des valeurs précises dans ses propriétés jusqu'ici vierges : on dit qu'on </text:span><text:a xlink:type="simple" xlink:href="https://fr.wiktionary.org/wiki/hydrater" text:style-name="ListLabel_20_73" text:visited-style-name="ListLabel_20_73"><text:span text:style-name="T5">hydrate</text:span></text:a><text:span text:style-name="T3"> l'objet.</text:span></text:p>
      <text:p text:style-name="P3"><text:soft-page-break/><text:span text:style-name="T3">Notre variable </text:span><text:span text:style-name="T7">$mov</text:span><text:span text:style-name="T3"> contient désormais une instance de la classe </text:span><text:span text:style-name="T7">Movie</text:span><text:span text:style-name="T3"> modélisant un film très précis.</text:span></text:p>
      <text:p text:style-name="P3"><text:span text:style-name="T3">Il nous est désormais très simple d'afficher, par exemple, le titre de ce film :</text:span></text:p>
      <text:p text:style-name="Standard"><text:span text:style-name="T8">echo $mov-&gt;title; <text:s/>// 'Ringu'</text:span></text:p>
      <text:p text:style-name="P2"/>
      <text:p text:style-name="P20"><text:bookmark text:name="_glkp68jcds0c"/><text:span text:style-name="T2">Méthodes</text:span></text:p>
      <text:p text:style-name="P3"><text:span text:style-name="T3">Un objet ne se compose pas forcément exclusivement de propriétés. Il peut aussi effectuer des actions. Prenons le cas d'un </text:span><text:span text:style-name="T7">Router</text:span><text:span text:style-name="T3"> très simple :</text:span></text:p>
      <text:p text:style-name="Standard"><text:span text:style-name="T8">class Router</text:span></text:p>
      <text:p text:style-name="Standard"><text:span text:style-name="T8">{</text:span></text:p>
      <text:p text:style-name="Standard"><text:span text:style-name="T8"><text:s text:c="4"/>public function handleRequest(): void</text:span></text:p>
      <text:p text:style-name="Standard"><text:span text:style-name="T8"><text:s text:c="4"/>{</text:span></text:p>
      <text:p text:style-name="Standard"><text:span text:style-name="T8"><text:s text:c="8"/>$route = $_GET['page'] ?? 'homepage';</text:span></text:p>
      <text:p text:style-name="P1"/>
      <text:p text:style-name="Standard"><text:span text:style-name="T8"><text:s text:c="8"/>switch ($route) {</text:span></text:p>
      <text:p text:style-name="Standard"><text:span text:style-name="T8"><text:s text:c="12"/>case 'homepage':</text:span></text:p>
      <text:p text:style-name="Standard"><text:span text:style-name="T8"><text:s text:c="16"/>$controller = new HomepageController();</text:span></text:p>
      <text:p text:style-name="Standard"><text:span text:style-name="T8"><text:s text:c="16"/>$controller-&gt;displayHomepage();</text:span></text:p>
      <text:p text:style-name="Standard"><text:span text:style-name="T8"><text:s text:c="16"/>break;</text:span></text:p>
      <text:p text:style-name="Standard"><text:span text:style-name="T8"><text:s text:c="12"/>case 'contact':</text:span></text:p>
      <text:p text:style-name="Standard"><text:span text:style-name="T8"><text:s text:c="16"/>$controller = new ContactController();</text:span></text:p>
      <text:p text:style-name="Standard"><text:span text:style-name="T8"><text:s text:c="16"/>$controller-&gt;displayContactForm();</text:span></text:p>
      <text:p text:style-name="Standard"><text:span text:style-name="T8"><text:s text:c="16"/>break;</text:span></text:p>
      <text:p text:style-name="Standard"><text:soft-page-break/><text:span text:style-name="T8"><text:s text:c="12"/>default:</text:span></text:p>
      <text:p text:style-name="Standard"><text:span text:style-name="T8"><text:s text:c="16"/>$controller = new HomepageController();</text:span></text:p>
      <text:p text:style-name="Standard"><text:span text:style-name="T8"><text:s text:c="16"/>$controller-&gt;displayHomepage();</text:span></text:p>
      <text:p text:style-name="Standard"><text:span text:style-name="T8"><text:s text:c="16"/>break;</text:span></text:p>
      <text:p text:style-name="Standard"><text:span text:style-name="T8"><text:s text:c="8"/>}</text:span></text:p>
      <text:p text:style-name="Standard"><text:span text:style-name="T8"><text:s text:c="4"/>}</text:span></text:p>
      <text:p text:style-name="Standard"><text:span text:style-name="T8">}</text:span></text:p>
      <text:p text:style-name="P2"/>
      <text:p text:style-name="P3"><text:span text:style-name="T3">Le détail du fonctionnement du </text:span><text:span text:style-name="T4">routing</text:span><text:span text:style-name="T3"> n'est pas très important pour le moment, ce n'est qu'une approche parmi d'autres : en fonction du paramètre </text:span><text:span text:style-name="T7">$_GET['page']</text:span><text:span text:style-name="T3">, on décide quel </text:span><text:span text:style-name="T7">Controller</text:span><text:span text:style-name="T3"> et quelle action de ce </text:span><text:span text:style-name="T7">Controller</text:span><text:span text:style-name="T3"> exécuter.</text:span></text:p>
      <text:p text:style-name="P3"><text:span text:style-name="T3">Ce qu'il faut retenir ici, c'est la syntaxe d'une méthode :</text:span></text:p>
      <text:p text:style-name="Standard"><text:span text:style-name="T8">public function handleRequest(): void</text:span></text:p>
      <text:p text:style-name="P2"/>
      <text:p text:style-name="P3"><text:span text:style-name="T3">Ça ressemble fortement à une fonction, n'est-ce pas ?</text:span></text:p>
      <text:p text:style-name="P3"><text:span text:style-name="T3">C'est une fonction. « Méthode » est le nom que l'on donne à une fonction liée à une classe.</text:span></text:p>
      <text:p text:style-name="P3"><text:span text:style-name="T3">Mais ces histoires de </text:span><text:span text:style-name="T7">public</text:span><text:span text:style-name="T3"> que l'on voit depuis le début ? C'est la visibilité. Nous y venons au chapitre suivant sur la notion d'encapsulation.</text:span></text:p>
      <text:p text:style-name="P20"><text:bookmark text:name="_ns74audje317"/><text:span text:style-name="T2">__construct()</text:span></text:p>
      <text:p text:style-name="P3"><text:span text:style-name="T3">Nous allons aborder rapidement la méthode </text:span><text:span text:style-name="T7">__construct</text:span><text:span text:style-name="T3">. Il s'agit de ce que PHP appelle une méthode magique. Nous n'entrerons pas dans le détail de toutes les méthodes magiques, la documentation de PHP est là pour cela. Nous vous montrons pour l'instant la plus utilisée :</text:span></text:p>
      <text:p text:style-name="Standard"><text:span text:style-name="T8">class User</text:span></text:p>
      <text:p text:style-name="Standard"><text:span text:style-name="T8">{</text:span></text:p>
      <text:p text:style-name="Standard"><text:span text:style-name="T8"><text:s text:c="4"/>public string name;</text:span></text:p>
      <text:p text:style-name="P1"/>
      <text:p text:style-name="Standard"><text:soft-page-break/><text:span text:style-name="T8"><text:s text:c="4"/>public function __construct()</text:span></text:p>
      <text:p text:style-name="Standard"><text:span text:style-name="T8"><text:s text:c="4"/>{</text:span></text:p>
      <text:p text:style-name="Standard"><text:span text:style-name="T8"><text:s text:c="8"/>echo 'Salut';</text:span></text:p>
      <text:p text:style-name="Standard"><text:span text:style-name="T8"><text:s text:c="4"/>} </text:span></text:p>
      <text:p text:style-name="Standard"><text:span text:style-name="T8">}</text:span></text:p>
      <text:p text:style-name="P1"/>
      <text:p text:style-name="Standard"><text:span text:style-name="T8">$user = new User();</text:span></text:p>
      <text:p text:style-name="P2"/>
      <text:p text:style-name="P3"><text:span text:style-name="T3">Ce code affiche le message </text:span><text:span text:style-name="T7">Salut</text:span><text:span text:style-name="T3">. Pourquoi ? Parce que la méthode </text:span><text:span text:style-name="T7">__construct</text:span><text:span text:style-name="T3"> est une méthode qui s'exécute automatiquement au moment de l'instanciation de la classe. Quand vous tapez </text:span><text:span text:style-name="T7">new User()</text:span><text:span text:style-name="T3">, PHP exécute la méthode </text:span><text:span text:style-name="T7">__construct</text:span><text:span text:style-name="T3"> de la classe </text:span><text:span text:style-name="T7">User</text:span><text:span text:style-name="T3"> s'il en existe une.</text:span></text:p>
      <text:p text:style-name="P3"><text:span text:style-name="T3">Nous pouvons aussi passer des paramètres à cette méthode.</text:span></text:p>
      <text:p text:style-name="Standard"><text:span text:style-name="T8">class User</text:span></text:p>
      <text:p text:style-name="Standard"><text:span text:style-name="T8">{</text:span></text:p>
      <text:p text:style-name="Standard"><text:span text:style-name="T8"><text:s text:c="4"/>public string name;</text:span></text:p>
      <text:p text:style-name="P1"/>
      <text:p text:style-name="Standard"><text:span text:style-name="T8"><text:s text:c="4"/>public function __construct(string $message)</text:span></text:p>
      <text:p text:style-name="Standard"><text:span text:style-name="T8"><text:s text:c="4"/>{</text:span></text:p>
      <text:p text:style-name="Standard"><text:span text:style-name="T8"><text:s text:c="8"/>echo $message;</text:span></text:p>
      <text:p text:style-name="Standard"><text:span text:style-name="T8"><text:s text:c="4"/>} </text:span></text:p>
      <text:p text:style-name="Standard"><text:span text:style-name="T8">}</text:span></text:p>
      <text:p text:style-name="P1"/>
      <text:p text:style-name="Standard"><text:span text:style-name="T8">$user = new User('Salut');</text:span></text:p>
      <text:p text:style-name="P2"><text:soft-page-break/></text:p>
      <text:p text:style-name="P3"><text:span text:style-name="T3">Nous pouvons définir des paramètres à la méthode </text:span><text:span text:style-name="T7">__construct</text:span><text:span text:style-name="T3">. Ces arguments sont ensuite passés entre les parenthèses qui suivent le nom de la classe à l'instanciation.</text:span></text:p>
      <text:p text:style-name="P3"><text:span text:style-name="T3">Le </text:span><text:span text:style-name="T7">__construct</text:span><text:span text:style-name="T3">, entre autres usages, est très souvent employé pour hydrater une classe dès sa création.</text:span></text:p>
      <text:p text:style-name="Standard"><text:span text:style-name="T8">class User</text:span></text:p>
      <text:p text:style-name="Standard"><text:span text:style-name="T8">{</text:span></text:p>
      <text:p text:style-name="Standard"><text:span text:style-name="T8"><text:s text:c="4"/>public string $name;</text:span></text:p>
      <text:p text:style-name="Standard"><text:span text:style-name="T8"><text:s text:c="4"/>public int $age;</text:span></text:p>
      <text:p text:style-name="P1"/>
      <text:p text:style-name="Standard"><text:span text:style-name="T8"><text:s text:c="4"/>public function __construct(string $name, int $age)</text:span></text:p>
      <text:p text:style-name="Standard"><text:span text:style-name="T8"><text:s text:c="4"/>{</text:span></text:p>
      <text:p text:style-name="Standard"><text:span text:style-name="T8"><text:s text:c="8"/>$this-&gt;name = $name;</text:span></text:p>
      <text:p text:style-name="Standard"><text:span text:style-name="T8"><text:s text:c="8"/>$this-&gt;age = $age;</text:span></text:p>
      <text:p text:style-name="Standard"><text:span text:style-name="T8"><text:s text:c="4"/>}</text:span></text:p>
      <text:p text:style-name="Standard"><text:span text:style-name="T8">}</text:span></text:p>
      <text:p text:style-name="P1"/>
      <text:p text:style-name="Standard"><text:span text:style-name="T8">$user = new User('Magali', 22);</text:span></text:p>
      <text:p text:style-name="Standard"><text:span text:style-name="T8">echo $user-&gt;age; <text:s/>// 22</text:span></text:p>
      <text:p text:style-name="P2"/>
      <text:p text:style-name="P3"><text:span text:style-name="T3">Vous découvrez ici la variable </text:span><text:span text:style-name="T7">$this</text:span><text:span text:style-name="T3">. C'est très simple : elle est automatiquement déclarée par PHP et est accessible dans l'ensemble des méthodes d'une classe. Que contient-elle ? L'instance courante. La variable </text:span><text:span text:style-name="T7">$this</text:span><text:span text:style-name="T3"> se réfère toujours à l'instance actuellement manipulée.</text:span></text:p>
      <text:p text:style-name="P3"><text:span text:style-name="T3">Et on utilise ici ce </text:span><text:span text:style-name="T7">$this</text:span><text:span text:style-name="T3"> pour modifier dynamiquement les propriétés de l'instance. On passe deux valeurs au </text:span><text:span text:style-name="T7">__construct</text:span><text:span text:style-name="T3">, et on les assigne dans la foulée aux propriétés auxquelles on veut les assigner.</text:span></text:p>
      <text:p text:style-name="P3"><text:span text:style-name="T3">Hydrater un objet dans la foulée de son instanciation est l'utilisation la plus commune du </text:span><text:span text:style-name="T7">__construct</text:span><text:span text:style-name="T3">, mais vous verrez avec le temps que ce n'est pas la seule.</text:span></text:p>
      <text:p text:style-name="P20"><text:bookmark text:name="_ezk22fy2bza5"/><text:soft-page-break/><text:span text:style-name="T2">Résumé</text:span></text:p>
      <text:p text:style-name="P3"><text:span text:style-name="T3">À retenir :</text:span></text:p>
      <text:list xml:id="list2551229571" text:style-name="WWNum5">
        <text:list-item>
          <text:p text:style-name="P4"><text:span text:style-name="T3">Une classe est la définition abstraite de futurs objets ;</text:span></text:p>
        </text:list-item>
        <text:list-item>
          <text:p text:style-name="P4"><text:span text:style-name="T3">Un objet, ou instance, est un exemplaire concret d'une classe ;</text:span></text:p>
        </text:list-item>
        <text:list-item>
          <text:p text:style-name="P4"><text:span text:style-name="T3">Les objets peuvent avoir des caractéristiques sous la forme de variables liées à une classe : des propriétés ;</text:span></text:p>
        </text:list-item>
        <text:list-item>
          <text:p text:style-name="P4"><text:span text:style-name="T3">Les objets peuvent effectuer des actions sous la forme de fonctions liées à une classe : des méthodes ;</text:span></text:p>
        </text:list-item>
        <text:list-item>
          <text:p text:style-name="P4"><text:span text:style-name="T3">La méthode magique </text:span><text:span text:style-name="T7">__construct</text:span><text:span text:style-name="T3">, si on la définit, est automatiquement exécutée à la création d'une instance ;</text:span></text:p>
        </text:list-item>
        <text:list-item>
          <text:p text:style-name="P12"><text:span text:style-name="T3">On peut se référer à une instance depuis l'intérieur de ses méthodes grâce à la variable </text:span><text:span text:style-name="T7">$this</text:span><text:span text:style-name="T3">.</text:span></text:p>
        </text:list-item>
      </text:list>
      <text:p text:style-name="Standard"/>
      <text:p text:style-name="P20"><text:bookmark text:name="_jps7lskd8ex5"/><text:span text:style-name="T1">03. Encapsulation</text:span></text:p>
      <text:p text:style-name="P20"><text:bookmark text:name="_kdvh3z7jogsn"/><text:span text:style-name="T2">Introduction</text:span></text:p>
      <text:p text:style-name="P3"><text:span text:style-name="T3">Vous entrez dans une pizzeria. Vous étudiez la carte, puis vous annoncez :</text:span></text:p>
      <text:p text:style-name="P3"><text:span text:style-name="T3">« </text:span><text:span text:style-name="T4">Una Margherita, per favore.</text:span><text:span text:style-name="T3"> »</text:span></text:p>
      <text:p text:style-name="P3"><text:span text:style-name="T3">On vous invite à vous asseoir et attendre. Que faites-vous ?</text:span></text:p>
      <text:list xml:id="list1913724131" text:style-name="WWNum7">
        <text:list-item>
          <text:p text:style-name="P5"><text:span text:style-name="T3">Vous vous asseyez et vous attendez.</text:span></text:p>
        </text:list-item>
        <text:list-item>
          <text:p text:style-name="P13"><text:span text:style-name="T3">Vous poussez poliment l'artisan du coude, pour aller étaler la pâte à sa place, la garnir, l'enfourner, et vous la servir sur le plus beau plateau de la cuisine.</text:span></text:p>
        </text:list-item>
      </text:list>
      <text:p text:style-name="P3"><text:span text:style-name="T4">A priori</text:span><text:span text:style-name="T3">, si la civilisation ne s'est pas totalement effondrée depuis la rédaction de ce cours, il nous semble rationnel de considérer que vous allez plutôt pencher pour la solution 1.</text:span></text:p>
      <text:p text:style-name="P3"><text:span text:style-name="T3">Qu'est-ce qui vous empêche d'opter pour la solution 2 ?</text:span></text:p>
      <text:list xml:id="list1722363680" text:style-name="WWNum3">
        <text:list-item>
          <text:p text:style-name="P6"><text:span text:style-name="T3">Vous êtes dans la position d'un client, socialement la préparation de la pizza n'est pas votre rôle dans cette situation ;</text:span></text:p>
        </text:list-item>
        <text:list-item>
          <text:p text:style-name="P14"><text:span text:style-name="T3">Et pour cette raison, la pizzeria est divisée en deux parties : une zone publique devant le comptoir, et une zone privée derrière le comptoir.</text:span></text:p>
        </text:list-item>
      </text:list>
      <text:p text:style-name="P3"><text:span text:style-name="T3">Vous avez faim. En entrant dans une pizzeria dans le but de manger une pizza, vous acceptez de déléguer le rôle de préparer à manger à quelqu'un d'autre. Votre contrôle dans cette situation se limite à choisir quelle pizza vous voulez sur la carte, mais vous n'avez aucun droit de regard sur la façon dont l'artisan va ensuite la préparer.</text:span></text:p>
      <text:p text:style-name="P3"><text:soft-page-break/><text:span text:style-name="T3">Vous dites « Préparez-moi une pizza ! », en spécifiant le paramètre « Margherita ». Quelques minutes plus tard, l'artisan vous délivre une Margherita.</text:span></text:p>
      <text:p text:style-name="P3"><text:span text:style-name="T3">Notre société fonctionne comme cela : un agencement de personnes spécialisées, remplissant des rôles différents.</text:span></text:p>
      <text:p text:style-name="P3"><text:span text:style-name="T3">Ces personnes nous offrent toujours une interface publique : on peut dire « Je veux réparer cette bosse. » à un carrossier, ou « Je veux refaire la cuisine » à un carreleur. Ce qu'on peut demander à un prestataire, avec nos propres mots, c'est son interface, la partie de sa personne qui consiste à interagir avec des personnes d'un autre rôle que le sien. C'est sa partie publique.</text:span></text:p>
      <text:p text:style-name="P3"><text:span text:style-name="T3">Quelle colle le carreleur va ensuite utiliser, quel maillet, avec quelle façon de taper... Ça. Le. Regarde. Il bosse, on lui fout la paix. On attend le résultat. Cette partie-là est privée, sa façon de travailler bien à lui c'est l'implémentation.</text:span></text:p>
      <text:p text:style-name="P3"><text:span text:style-name="T3">Dans ce besoin de déléguer les rôles, il y a ce besoin de séparer l'interface de l'implémentation. C'est une règle indispensable au bon fonctionnement de notre société. Sans cela, n'importe quel client peut entrer dans votre bureau pendant que vous travaillez, vous pousser de votre chaise et commencer à développer des applications à votre place, utiliser votre machine à café, se servir dans votre frigo.</text:span></text:p>
      <text:p text:style-name="P3"><text:span text:style-name="T3">Et comme en POO nous pensons souvent un projet informatique comme nous pensons le monde, nous rencontrons aussi ce besoin de séparer l'interface de l'implémentation.</text:span></text:p>
      <text:p text:style-name="P3"><text:span text:style-name="T3">Et cette séparation, en POO, ça s'appelle l'</text:span><text:a xlink:type="simple" xlink:href="https://en.wikipedia.org/wiki/Encapsulation_(computer_programming" text:style-name="ListLabel_20_73" text:visited-style-name="ListLabel_20_73"><text:span text:style-name="T5">encapsulation</text:span></text:a><text:span text:style-name="T3">).</text:span></text:p>
      <text:p text:style-name="P20"><text:bookmark text:name="_v3bd9o9h9psw"/><text:span text:style-name="T2">L'encapsulation</text:span></text:p>
      <text:p text:style-name="P3"><text:span text:style-name="T3">Chaque classe a un rôle. Le </text:span><text:span text:style-name="T7">Router</text:span><text:span text:style-name="T3"> route, le </text:span><text:span text:style-name="T7">Controller</text:span><text:span text:style-name="T3"> contrôle, le </text:span><text:span text:style-name="T7">Model</text:span><text:span text:style-name="T3"> modélise, l'</text:span><text:span text:style-name="T7">Authentifier</text:span><text:span text:style-name="T3"> authentifie, le </text:span><text:span text:style-name="T7">Formatter</text:span><text:span text:style-name="T3"> formate.</text:span></text:p>
      <text:p text:style-name="P3"><text:span text:style-name="T3">Mais ça ne s'arrête pas là. On ne se contente pas de le dire et advienne que pourra : on l'impose.</text:span></text:p>
      <text:p text:style-name="P3"><text:span text:style-name="T3">Par la mécanique de visibilité que nous propose PHP, nous imposons ce compartimentage de l'application. Chaque morceau de code est enfermé dans une capsule dont l'accès est réglementé : c'est l'encapsulation.</text:span></text:p>
      <text:p text:style-name="P3"><text:span text:style-name="T3">Considérons la classe suivante :</text:span></text:p>
      <text:p text:style-name="Standard"><text:span text:style-name="T8">class Greeter</text:span></text:p>
      <text:p text:style-name="Standard"><text:span text:style-name="T8">{</text:span></text:p>
      <text:p text:style-name="Standard"><text:span text:style-name="T8"><text:s text:c="4"/>public function sayMessage(string $message): void</text:span></text:p>
      <text:p text:style-name="Standard"><text:span text:style-name="T8"><text:s text:c="4"/>{</text:span></text:p>
      <text:p text:style-name="Standard"><text:span text:style-name="T8"><text:s text:c="8"/>echo $message;</text:span></text:p>
      <text:p text:style-name="Standard"><text:span text:style-name="T8"><text:s text:c="4"/>}</text:span></text:p>
      <text:p text:style-name="Standard"><text:span text:style-name="T8">}</text:span></text:p>
      <text:p text:style-name="P1"/>
      <text:p text:style-name="Standard"><text:span text:style-name="T8">$greeter = new Greeter();</text:span></text:p>
      <text:p text:style-name="Standard"><text:soft-page-break/><text:span text:style-name="T8">$greeter-&gt;sayMessage('Salut');</text:span></text:p>
      <text:p text:style-name="P2"/>
      <text:p text:style-name="P3"><text:span text:style-name="T3">PHP affichera le message </text:span><text:span text:style-name="T7">Salut</text:span><text:span text:style-name="T3">.</text:span></text:p>
      <text:p text:style-name="P3"><text:span text:style-name="T3">Considérons le code suivant :</text:span></text:p>
      <text:p text:style-name="Standard"><text:span text:style-name="T8">class Greeter</text:span></text:p>
      <text:p text:style-name="Standard"><text:span text:style-name="T8">{</text:span></text:p>
      <text:p text:style-name="Standard"><text:span text:style-name="T8"><text:s text:c="4"/>private function sayMessage(string $message): void</text:span></text:p>
      <text:p text:style-name="Standard"><text:span text:style-name="T8"><text:s text:c="4"/>{</text:span></text:p>
      <text:p text:style-name="Standard"><text:span text:style-name="T8"><text:s text:c="8"/>echo $message;</text:span></text:p>
      <text:p text:style-name="Standard"><text:span text:style-name="T8"><text:s text:c="4"/>}</text:span></text:p>
      <text:p text:style-name="Standard"><text:span text:style-name="T8">}</text:span></text:p>
      <text:p text:style-name="P1"/>
      <text:p text:style-name="Standard"><text:span text:style-name="T8">$greeter = new Greeter();</text:span></text:p>
      <text:p text:style-name="Standard"><text:span text:style-name="T8">$greeter-&gt;sayMessage('Salut');</text:span></text:p>
      <text:p text:style-name="P2"/>
      <text:p text:style-name="P3"><text:span text:style-name="T3">PHP affichera l'erreur suivante :</text:span></text:p>
      <text:p text:style-name="Standard"><text:span text:style-name="T8">[...] Call to private method Greeter::sayMessage() [...]</text:span></text:p>
      <text:p text:style-name="P2"/>
      <text:p text:style-name="P3"><text:span text:style-name="T3">Qu'est-ce qui a changé ?</text:span></text:p>
      <text:p text:style-name="P3"><text:span text:style-name="T3">Le mot-clé </text:span><text:span text:style-name="T7">public</text:span><text:span text:style-name="T3"> a été remplacé par le mot-clé </text:span><text:span text:style-name="T7">private</text:span><text:span text:style-name="T3">. Il est désormais interdit et impossible d'appeler la méthode </text:span><text:span text:style-name="T7">sayMessage</text:span><text:span text:style-name="T3"> depuis l'extérieur de la classe </text:span><text:span text:style-name="T7">Greeter</text:span><text:span text:style-name="T3">.</text:span></text:p>
      <text:p text:style-name="P3"><text:span text:style-name="T3">Ce mot-clé définit ce que l'on appelle la visibilité. Il en existe trois différentes.</text:span></text:p>
      <text:list xml:id="list4210186841" text:style-name="WWNum8">
        <text:list-item>
          <text:p text:style-name="P7"><text:soft-page-break/><text:span text:style-name="T7">public</text:span><text:span text:style-name="T3"> : la propriété ou méthode peut être appelée de n'importe où dans le code ;</text:span></text:p>
        </text:list-item>
        <text:list-item>
          <text:p text:style-name="P7"><text:span text:style-name="T7">private</text:span><text:span text:style-name="T3"> : la propriété ou méthode ne peut être appelée que de l'intérieur de la classe ;</text:span></text:p>
        </text:list-item>
        <text:list-item>
          <text:p text:style-name="P15"><text:span text:style-name="T7">protected</text:span><text:span text:style-name="T3"> : cette visibilité est particulière, nous en reparlerons quand nous aborderons l'héritage, oubliez-la pour l'instant.</text:span></text:p>
        </text:list-item>
      </text:list>
      <text:p text:style-name="P20"><text:bookmark text:name="_okgqq6ct9se2"/><text:span text:style-name="T2">Exemple</text:span></text:p>
      <text:p text:style-name="P3"><text:span text:style-name="T3">Considérons cette classe :</text:span></text:p>
      <text:p text:style-name="Standard"><text:span text:style-name="T8">class DatabaseConnector</text:span></text:p>
      <text:p text:style-name="Standard"><text:span text:style-name="T8">{</text:span></text:p>
      <text:p text:style-name="Standard"><text:span text:style-name="T8"><text:s text:c="4"/>private \PDO $connection;</text:span></text:p>
      <text:p text:style-name="P1"/>
      <text:p text:style-name="Standard"><text:span text:style-name="T8"><text:s text:c="4"/>public function __construct()</text:span></text:p>
      <text:p text:style-name="Standard"><text:span text:style-name="T8"><text:s text:c="4"/>{</text:span></text:p>
      <text:p text:style-name="Standard"><text:span text:style-name="T8"><text:s text:c="8"/>$this-&gt;initConnection();</text:span></text:p>
      <text:p text:style-name="Standard"><text:span text:style-name="T8"><text:s text:c="4"/>}</text:span></text:p>
      <text:p text:style-name="P1"/>
      <text:p text:style-name="Standard"><text:span text:style-name="T8"><text:s text:c="4"/>public function getConnection(): \PDO</text:span></text:p>
      <text:p text:style-name="Standard"><text:span text:style-name="T8"><text:s text:c="4"/>{</text:span></text:p>
      <text:p text:style-name="Standard"><text:span text:style-name="T8"><text:s text:c="8"/>return $this-&gt;connection;</text:span></text:p>
      <text:p text:style-name="Standard"><text:span text:style-name="T8"><text:s text:c="4"/>}</text:span></text:p>
      <text:p text:style-name="P1"/>
      <text:p text:style-name="Standard"><text:span text:style-name="T8"><text:s text:c="4"/>private function initConnection(): void</text:span></text:p>
      <text:p text:style-name="Standard"><text:span text:style-name="T8"><text:s text:c="4"/>{</text:span></text:p>
      <text:p text:style-name="Standard"><text:soft-page-break/><text:span text:style-name="T8"><text:s text:c="8"/>$this-&gt;connection = new \PDO(</text:span></text:p>
      <text:p text:style-name="Standard"><text:span text:style-name="T8"><text:s text:c="12"/>'mysql:host=db.3wa.io;port=3306;dbname=my_movies',</text:span></text:p>
      <text:p text:style-name="Standard"><text:span text:style-name="T8"><text:s text:c="12"/>'Magali',</text:span></text:p>
      <text:p text:style-name="Standard"><text:span text:style-name="T8"><text:s text:c="12"/>'azerty1234'</text:span></text:p>
      <text:p text:style-name="Standard"><text:span text:style-name="T8"><text:s text:c="8"/>);</text:span></text:p>
      <text:p text:style-name="Standard"><text:span text:style-name="T8"><text:s text:c="4"/>}</text:span></text:p>
      <text:p text:style-name="Standard"><text:span text:style-name="T8">}</text:span></text:p>
      <text:p text:style-name="P1"/>
      <text:p text:style-name="Standard"><text:span text:style-name="T8">$connector = new DatabaseConnector();</text:span></text:p>
      <text:p text:style-name="Standard"><text:span text:style-name="T8">$pdo = $connector-&gt;getConnection();</text:span></text:p>
      <text:p text:style-name="P2"/>
      <text:p text:style-name="P3"><text:span text:style-name="T3">Cette classe </text:span><text:span text:style-name="T7">DatabaseConnector</text:span><text:span text:style-name="T3"> a pour rôler de se connecter à la base de données à travers l'objet </text:span><text:span text:style-name="T7">PDO</text:span><text:span text:style-name="T3">.</text:span></text:p>
      <text:p text:style-name="P3"><text:span text:style-name="T3">Le </text:span><text:span text:style-name="T7">__construct</text:span><text:span text:style-name="T3"> se charge à l'instanciation d'appeler la méthode privée </text:span><text:span text:style-name="T7">initConnection</text:span><text:span text:style-name="T3">, qui instancie l'objet </text:span><text:span text:style-name="T7">PDO</text:span><text:span text:style-name="T3"> et le stocke dans une propriété.</text:span></text:p>
      <text:p text:style-name="P3"><text:span text:style-name="T3">Ensuite, de l'extérieur, nous n'avons accès qu'à la méthode publique </text:span><text:span text:style-name="T7">getConnection</text:span><text:span text:style-name="T3">. La méthode </text:span><text:span text:style-name="T7">initConnection</text:span><text:span text:style-name="T3"> ne peut plus être appelée, et la propriété </text:span><text:span text:style-name="T7">connection</text:span><text:span text:style-name="T3"> ne peut plus être modifiée.</text:span></text:p>
      <text:p text:style-name="P3"><text:span text:style-name="T3">Et en effet, une fois la connexion à la base de données effectuée et l'objet </text:span><text:span text:style-name="T7">PDO</text:span><text:span text:style-name="T3"> instancié, pourquoi aurait-on besoin de modifier quoi que ce soit ? Instancier ce </text:span><text:span text:style-name="T7">PDO</text:span><text:span text:style-name="T3"> et le rendre lisible de l'extérieur est la mission de la classe </text:span><text:span text:style-name="T7">DatabaseConnector</text:span><text:span text:style-name="T3">, mais sa façon interne d'y parvenir ne regarde qu'elle.</text:span></text:p>
      <text:p text:style-name="P20"><text:bookmark text:name="_kv4q0ar4wod6"/><text:span text:style-name="T2">Pourquoi encapsuler ?</text:span></text:p>
      <text:p text:style-name="P3"><text:span text:style-name="T3">Les intérêts de l'encapsulation sont multiples.</text:span></text:p>
      <text:p text:style-name="P3"><text:span text:style-name="T3">Séparer l'interface de l'implémentation, nous l'avons vu, est un besoin assez naturel quand on y pense. Dans l'exemple précédent, permettre la modification de la propriété </text:span><text:span text:style-name="T7">connection</text:span><text:span text:style-name="T3"> depuis l'extérieur n'amènerait rien de bénéfique, seulement des problèmes potentiels.</text:span></text:p>
      <text:p text:style-name="P3"><text:span text:style-name="T3">Mais ce n'est pas le seul intérêt. L'autre grande utilité de l'encapsulation est notre capacité à pouvoir faire évoluer un morceau de code sans casser le reste de notre application.</text:span></text:p>
      <text:p text:style-name="P3"><text:span text:style-name="T3">Imaginez que vous maintenez une librairie utilisée par des millions de projets dans le monde. Pensez à la goutte de sueur que vous avez sur le front à chaque modification que vous faites dans le code. Distinguer ce qui est accessible de l'extérieur de ce qui ne l'est pas, c'est aussi l'assurance que parmi les millions de projets qui utilisent votre librairie, absolument aucun, pas un, zéro, n'appelle une seule de vos méthodes et propriétés privées. Cela signifie que du moment que vos méthodes publiques remplissent toujours leurs contrats respectifs, que leurs paramètres d'entrée et valeurs de retour ne changent pas, vous avez toute latitude pour modifier ce que vous voulez dans votre code. Vous pouvez changer le nom d'une méthode privée, supprimer une propriété privée, réorganiser votre projet. Tout ce que l'on attend de vous c'est, dans la mesure du possible et en tout cas pas sans prévenir, de ne pas modifier les noms et comportements de l'interface publique. Mais en ce qui concerne l'implémentation, vous faites ce que vous voulez.</text:span></text:p>
      <text:p text:style-name="P20"><text:bookmark text:name="_oconjfa0ro1d"/><text:span text:style-name="T2">Accesseurs et mutateurs</text:span></text:p>
      <text:p text:style-name="P3"><text:soft-page-break/><text:span text:style-name="T3">Dans le cas des propriétés, partons du principe qu'on ne leur donnera jamais une visibilité publique. Seules les méthodes pourront être publiques, pas les propriétés. C'est dit, notez-le. Mais comment y accéder de l'extérieur, donc ? Nous l'avons aperçu dans l'exemple précédent. Considérons ce cas plus simple :</text:span></text:p>
      <text:p text:style-name="Standard"><text:span text:style-name="T8">class User</text:span></text:p>
      <text:p text:style-name="Standard"><text:span text:style-name="T8">{</text:span></text:p>
      <text:p text:style-name="Standard"><text:span text:style-name="T8"><text:s text:c="4"/>private int $id;</text:span></text:p>
      <text:p text:style-name="P1"/>
      <text:p text:style-name="Standard"><text:span text:style-name="T8"><text:s text:c="4"/>public function __construct(int $id)</text:span></text:p>
      <text:p text:style-name="Standard"><text:span text:style-name="T8"><text:s text:c="4"/>{</text:span></text:p>
      <text:p text:style-name="Standard"><text:span text:style-name="T8"><text:s text:c="8"/>$this-&gt;id = $id;</text:span></text:p>
      <text:p text:style-name="Standard"><text:span text:style-name="T8"><text:s text:c="4"/>}</text:span></text:p>
      <text:p text:style-name="P1"/>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pan text:style-name="T8"><text:s text:c="4"/>}</text:span></text:p>
      <text:p text:style-name="Standard"><text:span text:style-name="T8">}</text:span></text:p>
      <text:p text:style-name="P1"/>
      <text:p text:style-name="Standard"><text:span text:style-name="T8">$user = new User(12);</text:span></text:p>
      <text:p text:style-name="Standard"><text:span text:style-name="T8">echo $user-&gt;getId(); <text:s/>// 12</text:span></text:p>
      <text:p text:style-name="P2"/>
      <text:p text:style-name="P3"><text:span text:style-name="T3">On définit une propriété privée </text:span><text:span text:style-name="T7">$id</text:span><text:span text:style-name="T3">. On l'hydrate à l'instanciation. Puis, si on veut la lire de l'extérieur de la classe, on y accède par la méthode </text:span><text:span text:style-name="T7">getId</text:span><text:span text:style-name="T3">.</text:span></text:p>
      <text:p text:style-name="P3"><text:span text:style-name="T3">Cette méthode </text:span><text:span text:style-name="T7">getId</text:span><text:span text:style-name="T3"> est ce que l'on appelle un accesseur, et dans ce cas précis un </text:span><text:span text:style-name="T4">getter</text:span><text:span text:style-name="T3">. Son nommage est normé : le verbe </text:span><text:span text:style-name="T7">get</text:span><text:span text:style-name="T3">, suivi du nom de la propriété, toujours en </text:span><text:span text:style-name="T4">camelCase</text:span><text:span text:style-name="T3"> comme pour tout en PHP à l'exception des classes, des interfaces, des traits et des constantes (</text:span><text:span text:style-name="T4">PascalCase</text:span><text:span text:style-name="T3"> pour les classes, interfaces et traits, et </text:span><text:span text:style-name="T4">SNAKE_CASE</text:span><text:span text:style-name="T3"> capital pour les constantes) : </text:span><text:span text:style-name="T7">getFirstName</text:span><text:span text:style-name="T3">, </text:span><text:span text:style-name="T7">getRole</text:span><text:span text:style-name="T3">, etc. Il existe aussi les </text:span><text:span text:style-name="T4">issers</text:span><text:span text:style-name="T3"> et </text:span><text:span text:style-name="T4">hassers</text:span><text:span text:style-name="T3"> pour les propriétés booléennes : </text:span><text:span text:style-name="T7">isAnonymous</text:span><text:span text:style-name="T3">, </text:span><text:span text:style-name="T7">hasRoleAdmin</text:span><text:span text:style-name="T3">, etc.</text:span></text:p>
      <text:p text:style-name="P3"><text:soft-page-break/><text:span text:style-name="T3">Quel intérêt ? Dans ce cas, nous venons de passer la propriété </text:span><text:span text:style-name="T7">id</text:span><text:span text:style-name="T3"> en lecture seule. C'est une façon d'encore plus spécialiser la visibilité d'une propriété, en séparant sa lecture de son écriture.</text:span></text:p>
      <text:p text:style-name="P3"><text:span text:style-name="T3">Et si on veut pouvoir la modifier quand même ?</text:span></text:p>
      <text:p text:style-name="Standard"><text:span text:style-name="T8">class User</text:span></text:p>
      <text:p text:style-name="Standard"><text:span text:style-name="T8">{</text:span></text:p>
      <text:p text:style-name="Standard"><text:span text:style-name="T8"><text:s text:c="4"/>private int $id;</text:span></text:p>
      <text:p text:style-name="P1"/>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pan text:style-name="T8"><text:s text:c="4"/>}</text:span></text:p>
      <text:p text:style-name="P1"/>
      <text:p text:style-name="Standard"><text:span text:style-name="T8"><text:s text:c="4"/>public function setId(int $id): void</text:span></text:p>
      <text:p text:style-name="Standard"><text:span text:style-name="T8"><text:s text:c="4"/>{</text:span></text:p>
      <text:p text:style-name="Standard"><text:span text:style-name="T8"><text:s text:c="8"/>$this-&gt;id = $id;</text:span></text:p>
      <text:p text:style-name="Standard"><text:span text:style-name="T8"><text:s text:c="4"/>}</text:span></text:p>
      <text:p text:style-name="Standard"><text:span text:style-name="T8">}</text:span></text:p>
      <text:p text:style-name="P1"/>
      <text:p text:style-name="Standard"><text:span text:style-name="T8">$user = new User();</text:span></text:p>
      <text:p text:style-name="Standard"><text:span text:style-name="T8">$user-&gt;setId(14);</text:span></text:p>
      <text:p text:style-name="Standard"><text:span text:style-name="T8">echo $user-&gt;getId() <text:s/>// 14</text:span></text:p>
      <text:p text:style-name="P2"/>
      <text:p text:style-name="P3"><text:soft-page-break/><text:span text:style-name="T3">Cette méthode </text:span><text:span text:style-name="T7">setId</text:span><text:span text:style-name="T3"> permet l'écriture dans la propriété </text:span><text:span text:style-name="T7">id</text:span><text:span text:style-name="T3"> depuis l'extérieur : </text:span><text:span text:style-name="T7">setLastName</text:span><text:span text:style-name="T3">, </text:span><text:span text:style-name="T7">setAge</text:span><text:span text:style-name="T3">, etc. C'est un mutateur, et dans ce cas précis un </text:span><text:span text:style-name="T4">setter</text:span><text:span text:style-name="T3">. Vous rencontrerez aussi plus tard des </text:span><text:span text:style-name="T4">adders</text:span><text:span text:style-name="T3"> dans le cas des collections comme les tableaux : </text:span><text:span text:style-name="T7">addArticle</text:span><text:span text:style-name="T3">, </text:span><text:span text:style-name="T7">addComment</text:span><text:span text:style-name="T3">, etc. Et les </text:span><text:span text:style-name="T4">adders</text:span><text:span text:style-name="T3"> seront associés à des </text:span><text:span text:style-name="T4">removers</text:span><text:span text:style-name="T3"> : </text:span><text:span text:style-name="T7">removeArticle</text:span><text:span text:style-name="T3">, </text:span><text:span text:style-name="T7">removeComment</text:span><text:span text:style-name="T3">.</text:span></text:p>
      <text:p text:style-name="P3"><text:span text:style-name="T3">Les accesseurs et les mutateurs ont pour unique rôle d'accéder et de muter. Ils ne doivent pas servir à autre chose, comme par exemple valider le format d'une valeur. Un </text:span><text:span text:style-name="T4">setter</text:span><text:span text:style-name="T3"> modifie une propriété, un </text:span><text:span text:style-name="T4">getter</text:span><text:span text:style-name="T3"> la retourne, c'est tout. Pas de vérification de </text:span><text:span text:style-name="T7">strlen</text:span><text:span text:style-name="T3"> et autres extravagances, ces choses-là se font ailleurs.</text:span></text:p>
      <text:p text:style-name="P20"><text:bookmark text:name="_q2qsulovihpb"/><text:span text:style-name="T2">Résumé</text:span></text:p>
      <text:p text:style-name="P3"><text:span text:style-name="T3">À retenir :</text:span></text:p>
      <text:list xml:id="list1104279560" text:style-name="WWNum1">
        <text:list-item>
          <text:p text:style-name="P8"><text:span text:style-name="T3">L'encapsulation est la philosophie qui consiste à enfermer les morceaux de notre code dans des capsules dont l'accès est réglementé ;</text:span></text:p>
        </text:list-item>
        <text:list-item>
          <text:p text:style-name="P8"><text:span text:style-name="T3">On parvient à cette encapsulation en PHP grâce à la mécanique de visibilité : le mot-clé </text:span><text:span text:style-name="T7">public</text:span><text:span text:style-name="T3">, </text:span><text:span text:style-name="T7">private</text:span><text:span text:style-name="T3"> ou </text:span><text:span text:style-name="T7">protected</text:span><text:span text:style-name="T3"> devant une méthode ou une propriété en définit ses règles d'accès ;</text:span></text:p>
        </text:list-item>
        <text:list-item>
          <text:p text:style-name="P16"><text:span text:style-name="T3">Pour des raisons de bonnes pratiques, les propriétés ne sont jamais définies comme </text:span><text:span text:style-name="T7">public</text:span><text:span text:style-name="T3"> : on y accède alors grâce aux accesseurs et mutateurs.</text:span></text:p>
        </text:list-item>
      </text:list>
      <text:p text:style-name="Standard"/>
      <text:p text:style-name="Standard"/>
      <text:p text:style-name="P20"><text:bookmark text:name="_55w9rbucmvqa"/><text:span text:style-name="T1">04. Héritage</text:span></text:p>
      <text:p text:style-name="P20"><text:bookmark text:name="_3rh4qd1veh3w"/><text:span text:style-name="T2">Introduction</text:span></text:p>
      <text:p text:style-name="P3"><text:span text:style-name="T3">Un brochet peut nager, c'est l'une des propriétés de cet animal.</text:span></text:p>
      <text:p text:style-name="Standard"><text:span text:style-name="T8">class Pike <text:s/>// Anglais pour « Brochet »</text:span></text:p>
      <text:p text:style-name="Standard"><text:span text:style-name="T8">{</text:span></text:p>
      <text:p text:style-name="Standard"><text:span text:style-name="T8"><text:s text:c="4"/>public function swim(): void</text:span></text:p>
      <text:p text:style-name="Standard"><text:span text:style-name="T8"><text:s text:c="4"/>{</text:span></text:p>
      <text:p text:style-name="Standard"><text:span text:style-name="T8"><text:s text:c="8"/>echo 'Fsssschhh !';</text:span></text:p>
      <text:p text:style-name="Standard"><text:span text:style-name="T8"><text:s text:c="4"/>}</text:span></text:p>
      <text:p text:style-name="Standard"><text:span text:style-name="T8">}</text:span></text:p>
      <text:p text:style-name="P1"/>
      <text:p text:style-name="Standard"><text:span text:style-name="T8">$pike = new Pike();</text:span></text:p>
      <text:p text:style-name="Standard"><text:soft-page-break/><text:span text:style-name="T8">$pike-&gt;swim(); <text:s/>// Fsssschhh !</text:span></text:p>
      <text:p text:style-name="P2"/>
      <text:p text:style-name="P3"><text:span text:style-name="T3">Le fait de pouvoir nager est-il une caractéristique spécifique au brochet ? Ce dernier appartient en réalité à la super-classe des poissons osseux, ou </text:span><text:span text:style-name="T4">osteichthyes</text:span><text:span text:style-name="T3">, que nous abrègerons ici par la simple désignation de poissons.</text:span></text:p>
      <text:p text:style-name="P3"><text:span text:style-name="T3">Les poissons nagent. Le brochet est un poisson. Donc le brochet nage.</text:span></text:p>
      <text:p text:style-name="P3"><text:span text:style-name="T3">Constatons-le :</text:span></text:p>
      <text:p text:style-name="Standard"><text:span text:style-name="T8">class Zander <text:s/>// Anglais pour « Sandre »</text:span></text:p>
      <text:p text:style-name="Standard"><text:span text:style-name="T8">{</text:span></text:p>
      <text:p text:style-name="Standard"><text:span text:style-name="T8"><text:s text:c="4"/>public function swim(): void</text:span></text:p>
      <text:p text:style-name="Standard"><text:span text:style-name="T8"><text:s text:c="4"/>{</text:span></text:p>
      <text:p text:style-name="Standard"><text:span text:style-name="T8"><text:s text:c="8"/>echo 'Fsssschhh !';</text:span></text:p>
      <text:p text:style-name="Standard"><text:span text:style-name="T8"><text:s text:c="4"/>}</text:span></text:p>
      <text:p text:style-name="Standard"><text:span text:style-name="T8">}</text:span></text:p>
      <text:p text:style-name="P1"/>
      <text:p text:style-name="Standard"><text:span text:style-name="T8">$zander = new Zander();</text:span></text:p>
      <text:p text:style-name="Standard"><text:span text:style-name="T8">$zander-&gt;swim(); <text:s/>// Fsssschhh !</text:span></text:p>
      <text:p text:style-name="P2"/>
      <text:p text:style-name="P3"><text:span text:style-name="T3">Le sandre nage également.</text:span></text:p>
      <text:p text:style-name="P3"><text:span text:style-name="T3">Nous nous retrouvons avec deux classes partageant une méthode identitique. Cela devrait vous soulever un sourcil. Souvenez-vous du principe </text:span><text:a xlink:type="simple" xlink:href="https://en.wikipedia.org/wiki/Don't_repeat_yourself" text:style-name="ListLabel_20_73" text:visited-style-name="ListLabel_20_73"><text:span text:style-name="T5">DRY</text:span></text:a><text:span text:style-name="T3">.</text:span></text:p>
      <text:p text:style-name="P20"><text:bookmark text:name="_4zlbl0cbyxt9"/><text:span text:style-name="T2">Héritage</text:span></text:p>
      <text:p text:style-name="P3"><text:span text:style-name="T3">Nous l'avons dit : nager n'est pas une action propre au brochet, ni au sandre, mais au poisson. En programmation, on dit que le brochet </text:span><text:a xlink:type="simple" xlink:href="https://en.wikipedia.org/wiki/Inheritance_(object-oriented_programming" text:style-name="ListLabel_20_73" text:visited-style-name="ListLabel_20_73"><text:span text:style-name="T5">hérite</text:span></text:a><text:span text:style-name="T3">) du poisson. Le brochet hérite de tous les attributs et actions d'un poisson, comme posséder des branchies ou nager, en plus de ses attributs et actions propres, comme sa silhouette fusiforme ou ses capacités de chasse en embuscade.</text:span></text:p>
      <text:p text:style-name="P3"><text:span text:style-name="T3">Comment traduire cet héritage en PHP ?</text:span></text:p>
      <text:p text:style-name="Standard"><text:soft-page-break/><text:span text:style-name="T8">class Fish</text:span></text:p>
      <text:p text:style-name="Standard"><text:span text:style-name="T8">{</text:span></text:p>
      <text:p text:style-name="Standard"><text:span text:style-name="T8"><text:s text:c="4"/>public function swim(): void</text:span></text:p>
      <text:p text:style-name="Standard"><text:span text:style-name="T8"><text:s text:c="4"/>{</text:span></text:p>
      <text:p text:style-name="Standard"><text:span text:style-name="T8"><text:s text:c="8"/>echo 'Fsssschhh !';</text:span></text:p>
      <text:p text:style-name="Standard"><text:span text:style-name="T8"><text:s text:c="4"/>}</text:span></text:p>
      <text:p text:style-name="Standard"><text:span text:style-name="T8">}</text:span></text:p>
      <text:p text:style-name="P1"/>
      <text:p text:style-name="Standard"><text:span text:style-name="T8">class Pike extends Fish</text:span></text:p>
      <text:p text:style-name="Standard"><text:span text:style-name="T8">{</text:span></text:p>
      <text:p text:style-name="Standard"><text:span text:style-name="T8"><text:s text:c="4"/>public function ambush(): void</text:span></text:p>
      <text:p text:style-name="Standard"><text:span text:style-name="T8"><text:s text:c="4"/>{</text:span></text:p>
      <text:p text:style-name="Standard"><text:span text:style-name="T8"><text:s text:c="8"/>echo 'Bouh !'</text:span></text:p>
      <text:p text:style-name="Standard"><text:span text:style-name="T8"><text:s text:c="4"/>}</text:span></text:p>
      <text:p text:style-name="Standard"><text:span text:style-name="T8">}</text:span></text:p>
      <text:p text:style-name="P1"/>
      <text:p text:style-name="Standard"><text:span text:style-name="T8">$pike = new Pike();</text:span></text:p>
      <text:p text:style-name="Standard"><text:span text:style-name="T8">$pike-&gt;swim(); <text:s/>// Fsssschhh !</text:span></text:p>
      <text:p text:style-name="Standard"><text:span text:style-name="T8">$pike-&gt;ambush(); <text:s/>// Bouh !</text:span></text:p>
      <text:p text:style-name="P2"/>
      <text:p text:style-name="P3"><text:span text:style-name="T3">En tant que brochet, le brochet peut tendre des embuscades. En tant que poisson, le brochet peut nager. Voilà ce qu'exprime ce code. Et comme vous le voyez dans les dernières lignes, l'instance </text:span><text:span text:style-name="T7">$pike</text:span><text:span text:style-name="T3"> de la classe </text:span><text:span text:style-name="T7">Pike</text:span><text:span text:style-name="T3"> est en effet capable d'appeler aussi bien la méthode </text:span><text:span text:style-name="T7">swim</text:span><text:span text:style-name="T3"> que la méthode </text:span><text:span text:style-name="T7">ambush</text:span><text:span text:style-name="T3">.</text:span></text:p>
      <text:p text:style-name="P3"><text:soft-page-break/><text:span text:style-name="T3">Qu'avons-nous fait ?</text:span></text:p>
      <text:p text:style-name="P3"><text:span text:style-name="T3">À la première ligne de la classe </text:span><text:span text:style-name="T7">Pike</text:span><text:span text:style-name="T3">, juste après </text:span><text:span text:style-name="T7">class Pike</text:span><text:span text:style-name="T3">, nous avons ajouté le mot-clé </text:span><text:span text:style-name="T7">extends</text:span><text:span text:style-name="T3"> suivi du nom de la classe </text:span><text:span text:style-name="T7">Fish</text:span><text:span text:style-name="T3">. Nous pourrions traduire cette ligne par « La classe </text:span><text:span text:style-name="T7">Pike</text:span><text:span text:style-name="T3"> qui étend la classe </text:span><text:span text:style-name="T7">Fish</text:span><text:span text:style-name="T3"> ». Ce verbe « étend » signifie tout simplement « hérite de », ou « est ».</text:span></text:p>
      <text:p text:style-name="P3"><text:span text:style-name="T3">« Le brochet est un poisson. »</text:span></text:p>
      <text:p text:style-name="P3"><text:span text:style-name="T3">« Brochet étend Poisson. »</text:span></text:p>
      <text:p text:style-name="P3"><text:span text:style-name="T3">« Brochet hérite de Poisson. »</text:span></text:p>
      <text:p text:style-name="P3"><text:span text:style-name="T3">Autant de façons d'exprimer l'héritage. En disant que la classe </text:span><text:span text:style-name="T7">Pike</text:span><text:span text:style-name="T3"> étend la classe </text:span><text:span text:style-name="T7">Fish</text:span><text:span text:style-name="T3">, sous-entendu que le </text:span><text:span text:style-name="T7">Pike</text:span><text:span text:style-name="T3"> est un </text:span><text:span text:style-name="T7">Fish</text:span><text:span text:style-name="T3">, on dit à PHP que le brochet doit disposer des attributs et actions d'un poisson puisqu'il est un poisson.</text:span></text:p>
      <text:p text:style-name="P3"><text:span text:style-name="T3">Cela nous amène à une notion très importante de la POO que vous devez retenir et bien comprendre : le </text:span><text:a xlink:type="simple" xlink:href="https://en.wikipedia.org/wiki/Polymorphism_(computer_science" text:style-name="ListLabel_20_73" text:visited-style-name="ListLabel_20_73"><text:span text:style-name="T5">polymorphisme</text:span></text:a><text:span text:style-name="T3">). Une même idée abstraite, une même classe, peut prendre plusieurs formes concrètes.</text:span></text:p>
      <text:p text:style-name="P20"><text:bookmark text:name="_yfkz0ywk6u21"/><text:span text:style-name="T2">Abstraction</text:span></text:p>
      <text:p text:style-name="P3"><text:span text:style-name="T3">Ajoutons un détail à notre exemple précédent :</text:span></text:p>
      <text:p text:style-name="Standard"><text:span text:style-name="T8">abstract class Fish</text:span></text:p>
      <text:p text:style-name="Standard"><text:span text:style-name="T8">{</text:span></text:p>
      <text:p text:style-name="Standard"><text:span text:style-name="T8"><text:s text:c="4"/>public function swim(): void</text:span></text:p>
      <text:p text:style-name="Standard"><text:span text:style-name="T8"><text:s text:c="4"/>{</text:span></text:p>
      <text:p text:style-name="Standard"><text:span text:style-name="T8"><text:s text:c="8"/>echo 'Fsssschhh !';</text:span></text:p>
      <text:p text:style-name="Standard"><text:span text:style-name="T8"><text:s text:c="4"/>}</text:span></text:p>
      <text:p text:style-name="Standard"><text:span text:style-name="T8">}</text:span></text:p>
      <text:p text:style-name="P1"/>
      <text:p text:style-name="Standard"><text:span text:style-name="T8">class Pike extends Fish</text:span></text:p>
      <text:p text:style-name="Standard"><text:span text:style-name="T8">{</text:span></text:p>
      <text:p text:style-name="Standard"><text:span text:style-name="T8"><text:s text:c="4"/>public function ambush(): void</text:span></text:p>
      <text:p text:style-name="Standard"><text:span text:style-name="T8"><text:s text:c="4"/>{</text:span></text:p>
      <text:p text:style-name="Standard"><text:soft-page-break/><text:span text:style-name="T8"><text:s text:c="8"/>echo 'Bouh !'</text:span></text:p>
      <text:p text:style-name="Standard"><text:span text:style-name="T8"><text:s text:c="4"/>}</text:span></text:p>
      <text:p text:style-name="Standard"><text:span text:style-name="T8">}</text:span></text:p>
      <text:p text:style-name="P1"/>
      <text:p text:style-name="Standard"><text:span text:style-name="T8">$pike = new Pike();</text:span></text:p>
      <text:p text:style-name="Standard"><text:span text:style-name="T8">$pike-&gt;swim(); <text:s/>// Fsssschhh !</text:span></text:p>
      <text:p text:style-name="Standard"><text:span text:style-name="T8">$pike-&gt;ambush(); <text:s/>// Bouh !</text:span></text:p>
      <text:p text:style-name="P2"/>
      <text:p text:style-name="P3"><text:span text:style-name="T3">La seule modification est à la toute première ligne. L'ajout du mot-clé </text:span><text:span text:style-name="T7">abstract</text:span><text:span text:style-name="T3"> définit la classe </text:span><text:span text:style-name="T7">Fish</text:span><text:span text:style-name="T3"> comme abstraite.</text:span></text:p>
      <text:p text:style-name="P3"><text:span text:style-name="T3">Nous vous invitions dans un chapitre précédent à penser à une voiture. Retentez l'expérience : pensez à un poisson.</text:span></text:p>
      <text:p text:style-name="P3"><text:span text:style-name="T3">Qu'avez-vous en tête ? Un poisson rouge ? Une perche ? Un gardon ? Une truite ? Le fait est que vous ne pouvez pas penser à la notion abstraite de « poisson », si vous essayez de visualiser un poisson vous verrez toujours une espèce concrète. Votre cerveau ne peut pas créer une instance de Poisson, il crée plutôt une instance de Truite.</text:span></text:p>
      <text:p text:style-name="P3"><text:span text:style-name="T3">En POO la logique est la même. Certaines classes ne sont vouées qu'à être des définitions abstraites, pensées pour être étendues mais pas pour être directement instanciées. Ici, la classe </text:span><text:span text:style-name="T7">Fish</text:span><text:span text:style-name="T3"> ne pourra jamais être instanciée, on peut seulement en hériter. Toute tentative de </text:span><text:span text:style-name="T7">new Fish()</text:span><text:span text:style-name="T3"> lèvera une erreur.</text:span></text:p>
      <text:p text:style-name="P3"><text:span text:style-name="T3">Il existe, à l'inverse du mot-clé </text:span><text:span text:style-name="T7">abstract</text:span><text:span text:style-name="T3">, une notion de </text:span><text:span text:style-name="T7">final</text:span><text:span text:style-name="T3">. Cependant, dans la mesure où un développeur débutant a toutes les chances de mal l'utiliser, nous préférons ne pas détailler ce concept ici. Sachez seulement que ça existe.</text:span></text:p>
      <text:p text:style-name="P20"><text:bookmark text:name="_1g8s7dkzbqfy"/><text:span text:style-name="T2">Substitution</text:span></text:p>
      <text:p text:style-name="P3"><text:span text:style-name="T3">Une sous-classe peut se substituer à la classe qu'elle étend. Cela signifie que non seulement le brochet hérite des propriétés et méthodes du poisson, mais qu'il peut se faire concrètement passer pour un poisson, il est un poisson. Et ça, PHP le comprend bien.</text:span></text:p>
      <text:p text:style-name="Standard"><text:span text:style-name="T8">class Model</text:span></text:p>
      <text:p text:style-name="Standard"><text:span text:style-name="T8">{</text:span></text:p>
      <text:p text:style-name="Standard"><text:span text:style-name="T8">}</text:span></text:p>
      <text:p text:style-name="P1"/>
      <text:p text:style-name="Standard"><text:span text:style-name="T8">class Article extends Model</text:span></text:p>
      <text:p text:style-name="Standard"><text:span text:style-name="T8">{</text:span></text:p>
      <text:p text:style-name="Standard"><text:soft-page-break/><text:span text:style-name="T8">}</text:span></text:p>
      <text:p text:style-name="P1"/>
      <text:p text:style-name="Standard"><text:span text:style-name="T8">$article = new Article();</text:span></text:p>
      <text:p text:style-name="Standard"><text:span text:style-name="T8">echo $article instanceof Article; <text:s/>// true</text:span></text:p>
      <text:p text:style-name="Standard"><text:span text:style-name="T8">echo $article instanceof Model; <text:s/>// true</text:span></text:p>
      <text:p text:style-name="P2"/>
      <text:p text:style-name="P3"><text:span text:style-name="T3">Dans cette exemple, on demande à PHP si </text:span><text:span text:style-name="T7">$article</text:span><text:span text:style-name="T3"> est de type </text:span><text:span text:style-name="T7">Article</text:span><text:span text:style-name="T3">. Il répond tout naturellement que oui. Puis on lui demande si </text:span><text:span text:style-name="T7">$article</text:span><text:span text:style-name="T3"> est de type </text:span><text:span text:style-name="T7">Model</text:span><text:span text:style-name="T3"> : toujours oui.</text:span></text:p>
      <text:p text:style-name="P3"><text:span text:style-name="T3">C'est un découlement logique du principe de polymorphisme : un modèle peut apparaître sous plusieurs formes : un article, un utilisateur, une catégorie, peu importe. Quelle que soit sa forme, un modèle reste un modèle.</text:span></text:p>
      <text:p text:style-name="P20"><text:bookmark text:name="_91ztal8mp8b"/><text:span text:style-name="T2">Visibilité</text:span></text:p>
      <text:p text:style-name="P3"><text:span text:style-name="T3">Encore cette encapsulation ?</text:span></text:p>
      <text:p text:style-name="P3"><text:span text:style-name="T3">Oui, la visibilité a son importance en héritage. Une sous-classe hérite des propriétés et méthodes des classes qu'elle étend... à condition que lesdites propriétés et méthodes ne soient pas privées.</text:span></text:p>
      <text:p text:style-name="Standard"><text:span text:style-name="T8">abstract class Post</text:span></text:p>
      <text:p text:style-name="Standard"><text:span text:style-name="T8">{</text:span></text:p>
      <text:p text:style-name="Standard"><text:span text:style-name="T8"><text:s text:c="4"/>private int $id;</text:span></text:p>
      <text:p text:style-name="Standard"><text:span text:style-name="T8">}</text:span></text:p>
      <text:p text:style-name="P1"/>
      <text:p text:style-name="Standard"><text:span text:style-name="T8">class Article()</text:span></text:p>
      <text:p text:style-name="Standard"><text:span text:style-name="T8">{</text:span></text:p>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oft-page-break/><text:span text:style-name="T8"><text:s text:c="4"/>}</text:span></text:p>
      <text:p text:style-name="P1"/>
      <text:p text:style-name="Standard"><text:span text:style-name="T8"><text:s text:c="4"/>public function setId(int $id): void</text:span></text:p>
      <text:p text:style-name="Standard"><text:span text:style-name="T8"><text:s text:c="4"/>{</text:span></text:p>
      <text:p text:style-name="Standard"><text:span text:style-name="T8"><text:s text:c="8"/>$this-&gt;id = $id;</text:span></text:p>
      <text:p text:style-name="Standard"><text:span text:style-name="T8"><text:s text:c="4"/>}</text:span></text:p>
      <text:p text:style-name="Standard"><text:span text:style-name="T8">}</text:span></text:p>
      <text:p text:style-name="P1"/>
      <text:p text:style-name="Standard"><text:span text:style-name="T8">$article = new Article();</text:span></text:p>
      <text:p text:style-name="Standard"><text:span text:style-name="T8">$article-&gt;setId(12);</text:span></text:p>
      <text:p text:style-name="P2"/>
      <text:p text:style-name="P3"><text:span text:style-name="T3">Ce code n'est pas fonctionnel, il lèvera une erreur. La visibilité privée est très stricte et ne fait pas d'exception dans le contexte d'héritage. La classe </text:span><text:span text:style-name="T7">Article</text:span><text:span text:style-name="T3"> ne peut pas accéder à la propriété </text:span><text:span text:style-name="T7">id</text:span><text:span text:style-name="T3">.</text:span></text:p>
      <text:p text:style-name="P3"><text:span text:style-name="T3">Une solution serait de la passer en visibilité publique. Mais à ce moment, on perdrait les bénéfices de l'encapsulation puisque n'importe quel morceau de code y aurait accès.</text:span></text:p>
      <text:p text:style-name="P3"><text:span text:style-name="T3">Comment contourner ce problème ? Comment rendre cette propriété accessible de l'intérieur de la classe et des classes qui en héritent, sans pour autant la rendre accessible de l'extérieur ?</text:span></text:p>
      <text:p text:style-name="P3"><text:span text:style-name="T3">Il existe une troisième visibilité : la visibilité protégée.</text:span></text:p>
      <text:p text:style-name="Standard"><text:span text:style-name="T8">abstract class Post</text:span></text:p>
      <text:p text:style-name="Standard"><text:span text:style-name="T8">{</text:span></text:p>
      <text:p text:style-name="Standard"><text:span text:style-name="T8"><text:s text:c="4"/>protected int $id;</text:span></text:p>
      <text:p text:style-name="Standard"><text:span text:style-name="T8">}</text:span></text:p>
      <text:p text:style-name="P1"/>
      <text:p text:style-name="Standard"><text:span text:style-name="T8">class Article()</text:span></text:p>
      <text:p text:style-name="Standard"><text:soft-page-break/><text:span text:style-name="T8">{</text:span></text:p>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pan text:style-name="T8"><text:s text:c="4"/>}</text:span></text:p>
      <text:p text:style-name="P1"/>
      <text:p text:style-name="Standard"><text:span text:style-name="T8"><text:s text:c="4"/>public function setId(int $id): void</text:span></text:p>
      <text:p text:style-name="Standard"><text:span text:style-name="T8"><text:s text:c="4"/>{</text:span></text:p>
      <text:p text:style-name="Standard"><text:span text:style-name="T8"><text:s text:c="8"/>$this-&gt;id = $id;</text:span></text:p>
      <text:p text:style-name="Standard"><text:span text:style-name="T8"><text:s text:c="4"/>}</text:span></text:p>
      <text:p text:style-name="Standard"><text:span text:style-name="T8">}</text:span></text:p>
      <text:p text:style-name="P1"/>
      <text:p text:style-name="Standard"><text:span text:style-name="T8">$article = new Article();</text:span></text:p>
      <text:p text:style-name="Standard"><text:span text:style-name="T8">$article-&gt;setId(12);</text:span></text:p>
      <text:p text:style-name="P2"/>
      <text:p text:style-name="P3"><text:span text:style-name="T3">La propriété </text:span><text:span text:style-name="T7">id</text:span><text:span text:style-name="T3"> a été passée en </text:span><text:span text:style-name="T7">protected</text:span><text:span text:style-name="T3">. Ce code fonctionne.</text:span></text:p>
      <text:p text:style-name="P3"><text:span text:style-name="T3">Cet exemple demeure très étrange du point de vue du design. Ce n'est pas une très bonne façon de faire. En fait, il est difficile de trouver un exemple simple à l'utilisation de </text:span><text:span text:style-name="T7">protected</text:span><text:span text:style-name="T3">, car son emploi n'est pas si courant et se justifie dans des exemples plus complexes que celui-ci. Nous ne voulons pas vous embrouiller.</text:span></text:p>
      <text:p text:style-name="P3"><text:span text:style-name="T3">Ce que vous pouvez retenir, c'est qu'il faut utiliser en priorité une combinaison de </text:span><text:span text:style-name="T7">private</text:span><text:span text:style-name="T3"> et de </text:span><text:span text:style-name="T7">public</text:span><text:span text:style-name="T3">. La visibilité </text:span><text:span text:style-name="T7">protected</text:span><text:span text:style-name="T3"> existe, elle remplit un certain rôle, mais n'en abusez pas si </text:span><text:span text:style-name="T7">private</text:span><text:span text:style-name="T3"> peut suffire. La pratique et l'expérience vous apprendront à manier l'encapsulation avec sagesse.</text:span></text:p>
      <text:p text:style-name="P20"><text:bookmark text:name="_k23wg1ki6oz5"/><text:span text:style-name="T2">Profondeur</text:span></text:p>
      <text:p text:style-name="P3"><text:span text:style-name="T3">Il n'y a techniquement pas de limite à la profondeur d'une chaîne d'héritage.</text:span></text:p>
      <text:p text:style-name="Standard"><text:span text:style-name="T8">class Food</text:span></text:p>
      <text:p text:style-name="Standard"><text:soft-page-break/><text:span text:style-name="T8">{</text:span></text:p>
      <text:p text:style-name="Standard"><text:span text:style-name="T8">}</text:span></text:p>
      <text:p text:style-name="P1"/>
      <text:p text:style-name="Standard"><text:span text:style-name="T8">class Fruit extends Food</text:span></text:p>
      <text:p text:style-name="Standard"><text:span text:style-name="T8">{</text:span></text:p>
      <text:p text:style-name="Standard"><text:span text:style-name="T8">}</text:span></text:p>
      <text:p text:style-name="P1"/>
      <text:p text:style-name="Standard"><text:span text:style-name="T8">class Banana extends Fruit</text:span></text:p>
      <text:p text:style-name="Standard"><text:span text:style-name="T8">{</text:span></text:p>
      <text:p text:style-name="Standard"><text:span text:style-name="T8">}</text:span></text:p>
      <text:p text:style-name="P2"/>
      <text:p text:style-name="P3"><text:span text:style-name="T3">La banane étend le fruit, qui étend la nourriture. C'est un héritage à trois niveaux, et ça fonctionne très bien.</text:span></text:p>
      <text:p text:style-name="P3"><text:span text:style-name="T3">Si on le souhaite, on peut même définir un héritage à dix niveaux, cent niveaux. C'est techniquement, théoriquement possible.</text:span></text:p>
      <text:p text:style-name="P3"><text:span text:style-name="T3">Mais... ne le faites pas. (:</text:span></text:p>
      <text:p text:style-name="P3"><text:span text:style-name="T3">N'abusez pas de la profondeur en héritage. Deux niveaux sont largement suffisants dans la grande majorité des cas. Trois niveaux parfois, allez. Si vous commencez à avoir besoin de quatre, cinq ou plus de niveaux, cela révèle très probablement un design mal pensé : remettez votre architecture en question.</text:span></text:p>
      <text:p text:style-name="P20"><text:bookmark text:name="_gjiy79gyldnt"/><text:span text:style-name="T2">Redéfinition</text:span></text:p>
      <text:p text:style-name="P3"><text:span text:style-name="T3">Souvent confondue avec la </text:span><text:a xlink:type="simple" xlink:href="https://en.wikipedia.org/wiki/Function_overloading" text:style-name="ListLabel_20_73" text:visited-style-name="ListLabel_20_73"><text:span text:style-name="T5">surcharge</text:span></text:a><text:span text:style-name="T3">, qui est une mécanique qui n'existe pas en PHP mais qu'on retrouve par exemple en java ou en python, la </text:span><text:a xlink:type="simple" xlink:href="https://en.wikipedia.org/wiki/Method_overriding" text:style-name="ListLabel_20_73" text:visited-style-name="ListLabel_20_73"><text:span text:style-name="T5">redéfinition</text:span></text:a><text:span text:style-name="T3"> est une notion de POO liée à l'héritage.</text:span></text:p>
      <text:p text:style-name="P3"><text:span text:style-name="T3">Le principe est très simple.</text:span></text:p>
      <text:p text:style-name="Standard"><text:span text:style-name="T8">abstract class Fish</text:span></text:p>
      <text:p text:style-name="Standard"><text:span text:style-name="T8">{</text:span></text:p>
      <text:p text:style-name="Standard"><text:span text:style-name="T8"><text:s text:c="4"/>public function swim(): void</text:span></text:p>
      <text:p text:style-name="Standard"><text:soft-page-break/><text:span text:style-name="T8"><text:s text:c="4"/>{</text:span></text:p>
      <text:p text:style-name="Standard"><text:span text:style-name="T8"><text:s text:c="8"/>echo 'Fsssschhh !';</text:span></text:p>
      <text:p text:style-name="Standard"><text:span text:style-name="T8"><text:s text:c="4"/>}</text:span></text:p>
      <text:p text:style-name="Standard"><text:span text:style-name="T8">}</text:span></text:p>
      <text:p text:style-name="P1"/>
      <text:p text:style-name="Standard"><text:span text:style-name="T8">class Pike</text:span></text:p>
      <text:p text:style-name="Standard"><text:span text:style-name="T8">{</text:span></text:p>
      <text:p text:style-name="Standard"><text:span text:style-name="T8"><text:s text:c="4"/>public function swim(): void</text:span></text:p>
      <text:p text:style-name="Standard"><text:span text:style-name="T8"><text:s text:c="4"/>{</text:span></text:p>
      <text:p text:style-name="Standard"><text:span text:style-name="T8"><text:s text:c="8"/>echo 'Zap !';</text:span></text:p>
      <text:p text:style-name="Standard"><text:span text:style-name="T8"><text:s text:c="4"/>}</text:span></text:p>
      <text:p text:style-name="Standard"><text:span text:style-name="T8">}</text:span></text:p>
      <text:p text:style-name="P1"/>
      <text:p text:style-name="Standard"><text:span text:style-name="T8">$pike = new Pike();</text:span></text:p>
      <text:p text:style-name="Standard"><text:span text:style-name="T8">$pike-&gt;swim(); <text:s/>// Zap !</text:span></text:p>
      <text:p text:style-name="P2"/>
      <text:p text:style-name="P3"><text:span text:style-name="T3">Les poissons nagent. En tant que poisson, le brochet nage.</text:span></text:p>
      <text:p text:style-name="P3"><text:span text:style-name="T3">MAIS. Admettons que le brochet ait une manière de nager qui lui est très propre : très nerveuse, rapide et en ligne droite sur de courtes distances. La plupart des poissons partagent une manière de nager assez similaire, mais le brochet a son petit truc à lui.</text:span></text:p>
      <text:p text:style-name="P3"><text:span text:style-name="T3">Dans ce cas, nous avons la possibilité de redéfinir la méthode </text:span><text:span text:style-name="T7">swim</text:span><text:span text:style-name="T3">. Nous écrasons ici la méthode </text:span><text:span text:style-name="T7">swim</text:span><text:span text:style-name="T3"> normalement héritée de </text:span><text:span text:style-name="T7">Fish</text:span><text:span text:style-name="T3"> pour en définir une nouvelle version plus adaptée aux comportements spécifiques de la sous-classe </text:span><text:span text:style-name="T7">Pike</text:span><text:span text:style-name="T3">.</text:span></text:p>
      <text:p text:style-name="P3"><text:span text:style-name="T3">C'est très simple. Pas si souvent utilisé, mais ça existe !</text:span></text:p>
      <text:p text:style-name="P20"><text:bookmark text:name="_7pyc4r8oihe7"/><text:span text:style-name="T2">Résumé</text:span></text:p>
      <text:p text:style-name="P3"><text:soft-page-break/><text:span text:style-name="T3">À retenir :</text:span></text:p>
      <text:list xml:id="list3610243336" text:style-name="WWNum2">
        <text:list-item>
          <text:p text:style-name="P9"><text:span text:style-name="T3">L'héritage est une façon de dire qu'une classe A est une extension d'une classe B, héritant par conséquent des propriétés et méthodes qui lui sont accessibles ;</text:span></text:p>
        </text:list-item>
        <text:list-item>
          <text:p text:style-name="P9"><text:span text:style-name="T3">Puisque les classes </text:span><text:span text:style-name="T7">Article</text:span><text:span text:style-name="T3"> et </text:span><text:span text:style-name="T7">User</text:span><text:span text:style-name="T3"> héritent d'une unique classe </text:span><text:span text:style-name="T7">Model</text:span><text:span text:style-name="T3">, on dit alors que – au nom du principe de polymorphisme – </text:span><text:span text:style-name="T7">Article</text:span><text:span text:style-name="T3"> et </text:span><text:span text:style-name="T7">User</text:span><text:span text:style-name="T3"> se substituent à </text:span><text:span text:style-name="T7">Model</text:span><text:span text:style-name="T3"> : PHP considère que </text:span><text:span text:style-name="T7">Article</text:span><text:span text:style-name="T3"> est du type </text:span><text:span text:style-name="T7">Article</text:span><text:span text:style-name="T3"> mais aussi du type </text:span><text:span text:style-name="T7">Model</text:span><text:span text:style-name="T3"> ;</text:span></text:p>
        </text:list-item>
        <text:list-item>
          <text:p text:style-name="P9"><text:span text:style-name="T3">La visibilité </text:span><text:span text:style-name="T7">protected</text:span><text:span text:style-name="T3"> est un genre de </text:span><text:span text:style-name="T7">private</text:span><text:span text:style-name="T3"> étendu qui rend une propriété ou méthode accessible de l'intérieur d'une classe ainsi que de l'intérieur de ses sous-classes ;</text:span></text:p>
        </text:list-item>
        <text:list-item>
          <text:p text:style-name="P9"><text:span text:style-name="T3">Le mot-clé </text:span><text:span text:style-name="T7">abstract</text:span><text:span text:style-name="T3"> empêche une classe d'être directement instanciée, la vouant à ne pouvoir être qu'étendue par une autre classe ;</text:span></text:p>
        </text:list-item>
        <text:list-item>
          <text:p text:style-name="P9"><text:span text:style-name="T3">Il n'y a pas de limite de profondeur à une chaîne d'héritage, même s'il est très rare d'avoir une bonne raison de dépasser deux ou trois niveaux ;</text:span></text:p>
        </text:list-item>
        <text:list-item>
          <text:p text:style-name="P17"><text:span text:style-name="T3">Une méthode définie dans une classe parent peut être redéfinie par ses sous-classes.</text:span></text:p>
        </text:list-item>
      </text:list>
      <text:p text:style-name="Standard"/>
      <text:p text:style-name="P20"><text:bookmark text:name="_crzw701kvva3"/><text:span text:style-name="T1">05. Interfaces</text:span></text:p>
      <text:p text:style-name="P20"><text:bookmark text:name="_5x2yzz8l8tjs"/><text:span text:style-name="T2">Introduction</text:span></text:p>
      <text:p text:style-name="P3"><text:span text:style-name="T3">Souvenez-vous : dans notre introduction à la POO, nous avons évoqué la distinction entre l'interface et l'implémentation.</text:span></text:p>
      <text:p text:style-name="P3"><text:span text:style-name="T3">L'interface est le contrat abstrait passé entre deux modules, et l'implémentation est l'application pratique de ce contrat.</text:span></text:p>
      <text:p text:style-name="P3"><text:span text:style-name="T3">Un feu rouge vous impose de vous arrêter, c'est le contrat que vous passez en acceptant de respecter le Code de la Route. Si vous êtes en voiture, il faudra presser la pédale de frein qui activera des plaquettes qui ralentiront vos roues par frottement. En vélo, le mécanisme se situera au niveau des mains et activera des patins. Frein de voiture et frein de vélo, deux implémentations différentes pour remplir le même contrat et parvenir au même résultat final : l'arrêt.</text:span></text:p>
      <text:p text:style-name="P3"><text:span text:style-name="T3">Dans la vie quotidienne, rien d'autre que le contrat social ne vous empêche techniquement d'enfreindre les règles. Il n'existe aucune barrière physique vous empêchant de rouler à gauche sur une départementale ou de tuer votre voisin à la hache quand il oublie de vous dire bonjour.</text:span></text:p>
      <text:p text:style-name="P3"><text:span text:style-name="T3">En PHP il existe une mécanique permettant de forcer une classe à respecter un contrat.</text:span></text:p>
      <text:p text:style-name="P20"><text:bookmark text:name="_49trrvegk14z"/><text:span text:style-name="T2">Interfaces</text:span></text:p>
      <text:p text:style-name="P3"><text:span text:style-name="T3">Les interfaces sont une mécanique existant dans quelques langages orientés objet : PHP mais aussi java et C#, entre autres.</text:span></text:p>
      <text:p text:style-name="Standard"><text:span text:style-name="T8">interface ModelInterface</text:span></text:p>
      <text:p text:style-name="Standard"><text:span text:style-name="T8">{</text:span></text:p>
      <text:p text:style-name="Standard"><text:span text:style-name="T8"><text:s text:c="4"/>public function getId(): int;</text:span></text:p>
      <text:p text:style-name="P1"/>
      <text:p text:style-name="Standard"><text:soft-page-break/><text:span text:style-name="T8"><text:s text:c="4"/>public function setId(int $id): void;</text:span></text:p>
      <text:p text:style-name="Standard"><text:span text:style-name="T8">}</text:span></text:p>
      <text:p text:style-name="P1"/>
      <text:p text:style-name="Standard"><text:span text:style-name="T8">class User implements ModelInterface</text:span></text:p>
      <text:p text:style-name="Standard"><text:span text:style-name="T8">{</text:span></text:p>
      <text:p text:style-name="Standard"><text:span text:style-name="T8"><text:s text:c="4"/>private int $id;</text:span></text:p>
      <text:p text:style-name="P1"/>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pan text:style-name="T8"><text:s text:c="4"/>}</text:span></text:p>
      <text:p text:style-name="Standard"><text:span text:style-name="T8">}</text:span></text:p>
      <text:p text:style-name="P2"/>
      <text:p text:style-name="P3"><text:span text:style-name="T3">Le mot-clé </text:span><text:span text:style-name="T7">interface</text:span><text:span text:style-name="T3"> suivi du nom de l'interface en </text:span><text:span text:style-name="T4">PascalCase</text:span><text:span text:style-name="T3">. Le nom finit conventionnellement par </text:span><text:span text:style-name="T7">Interface</text:span><text:span text:style-name="T3">, nous permettant de plus facilement les reconnaître dans le code.</text:span></text:p>
      <text:p text:style-name="P3"><text:span text:style-name="T3">Puis on définit la signature d'une ou plusieurs méthodes publiques. La signature d'une méthode ou d'une fonction, c'est, pour dire les choses simplement, sa première ligne : son nom, ses paramètres et types d'entrée, et son type de sortie.</text:span></text:p>
      <text:p text:style-name="P3"><text:span text:style-name="T3">Que dit ce code ? Que toute classe signant le contrat </text:span><text:span text:style-name="T7">ModelInterface</text:span><text:span text:style-name="T3"> doit impérativement implémenter les méthodes </text:span><text:span text:style-name="T7">getId</text:span><text:span text:style-name="T3"> et </text:span><text:span text:style-name="T7">setId</text:span><text:span text:style-name="T3">, en respectant précisément leurs signatures respectives. Si l'interface </text:span><text:span text:style-name="T7">ModelInterface</text:span><text:span text:style-name="T3"> impose un </text:span><text:span text:style-name="T7">public function setId(int $id): void;</text:span><text:span text:style-name="T3"> et qu'on spécifie que la classe </text:span><text:span text:style-name="T7">User</text:span><text:span text:style-name="T3"> est une implémentation de cette interface, alors cette classe </text:span><text:span text:style-name="T7">User</text:span><text:span text:style-name="T3"> doit implémenter une méthode </text:span><text:span text:style-name="T7">setId</text:span><text:span text:style-name="T3"> prenant un paramètre entier en entrée et ne renvoyant aucune valeur en sortie.</text:span></text:p>
      <text:p text:style-name="P3"><text:span text:style-name="T3">L'interface dit « Je veux que tout modèle ait obligatoirement ces méthodes. Je vous dis pas comment, je me fiche du détail, je veux juste qu'on puisse lire et modifier un ID numérique sur n'importe quel modèle. »</text:span></text:p>
      <text:p text:style-name="P3"><text:span text:style-name="T3">Le code de notre exemple n'est donc pas fonctionnel, il manque la méthode </text:span><text:span text:style-name="T7">setId</text:span><text:span text:style-name="T3">. Nous devons l'implémenter :</text:span></text:p>
      <text:p text:style-name="Standard"><text:span text:style-name="T8">interface ModelInterface</text:span></text:p>
      <text:p text:style-name="Standard"><text:span text:style-name="T8">{</text:span></text:p>
      <text:p text:style-name="Standard"><text:span text:style-name="T8"><text:s text:c="4"/>public function getId(): int;</text:span></text:p>
      <text:p text:style-name="P1"><text:soft-page-break/></text:p>
      <text:p text:style-name="Standard"><text:span text:style-name="T8"><text:s text:c="4"/>public function setId(int $id): void;</text:span></text:p>
      <text:p text:style-name="Standard"><text:span text:style-name="T8">}</text:span></text:p>
      <text:p text:style-name="P1"/>
      <text:p text:style-name="Standard"><text:span text:style-name="T8">class User implements ModelInterface</text:span></text:p>
      <text:p text:style-name="Standard"><text:span text:style-name="T8">{</text:span></text:p>
      <text:p text:style-name="Standard"><text:span text:style-name="T8"><text:s text:c="4"/>private int $id;</text:span></text:p>
      <text:p text:style-name="P1"/>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pan text:style-name="T8"><text:s text:c="4"/>}</text:span></text:p>
      <text:p text:style-name="P1"/>
      <text:p text:style-name="Standard"><text:span text:style-name="T8"><text:s text:c="4"/>public function setId(int $id): void</text:span></text:p>
      <text:p text:style-name="Standard"><text:span text:style-name="T8"><text:s text:c="4"/>{</text:span></text:p>
      <text:p text:style-name="Standard"><text:span text:style-name="T8"><text:s text:c="8"/>$this-&gt;id = $id;</text:span></text:p>
      <text:p text:style-name="Standard"><text:span text:style-name="T8"><text:s text:c="4"/>}</text:span></text:p>
      <text:p text:style-name="Standard"><text:span text:style-name="T8">}</text:span></text:p>
      <text:p text:style-name="P2"/>
      <text:p text:style-name="P20"><text:bookmark text:name="_2hcisgrhfj"/><text:span text:style-name="T2">Substitution</text:span></text:p>
      <text:p text:style-name="P3"><text:span text:style-name="T3">Comme pour l'héritage, le principe de substitution s'applique à l'implémentation d'une interface. Si une classe </text:span><text:span text:style-name="T7">ArticleController</text:span><text:span text:style-name="T3"> implémente l'interface </text:span><text:span text:style-name="T7">ControllerInterface</text:span><text:span text:style-name="T3">, alors PHP considèrera qu'une instance de </text:span><text:span text:style-name="T7">ArticleController</text:span><text:span text:style-name="T3"> est aussi bien de type </text:span><text:span text:style-name="T7">ArticleController</text:span><text:span text:style-name="T3"> que de type </text:span><text:span text:style-name="T7">ControllerInterface</text:span><text:span text:style-name="T3"> :</text:span></text:p>
      <text:p text:style-name="Standard"><text:soft-page-break/><text:span text:style-name="T8">interface ControllerInterface</text:span></text:p>
      <text:p text:style-name="Standard"><text:span text:style-name="T8">{</text:span></text:p>
      <text:p text:style-name="Standard"><text:span text:style-name="T8">}</text:span></text:p>
      <text:p text:style-name="P1"/>
      <text:p text:style-name="Standard"><text:span text:style-name="T8">class ArticleController implements ControllerInterface</text:span></text:p>
      <text:p text:style-name="Standard"><text:span text:style-name="T8">{</text:span></text:p>
      <text:p text:style-name="Standard"><text:span text:style-name="T8">}</text:span></text:p>
      <text:p text:style-name="P1"/>
      <text:p text:style-name="Standard"><text:span text:style-name="T8">$controller = new ArticleController();</text:span></text:p>
      <text:p text:style-name="Standard"><text:span text:style-name="T8">echo $controller instanceof ArticleController; <text:s/>// true</text:span></text:p>
      <text:p text:style-name="Standard"><text:span text:style-name="T8">echo $controller instanceof ControllerInterface; <text:s/>// true</text:span></text:p>
      <text:p text:style-name="P2"/>
      <text:p text:style-name="P20"><text:bookmark text:name="_9llwnowxhpoc"/><text:span text:style-name="T2">À quoi ça sert ?</text:span></text:p>
      <text:p text:style-name="P3"><text:span text:style-name="T3">Les interfaces apportent de la solidité au polymorphisme dans une application. En imposant à certaines classes d'implémenter certaines méthodes, on rend dans beaucoup de cas notre code beaucoup plus fiable et prévisible.</text:span></text:p>
      <text:p text:style-name="P3"><text:span text:style-name="T3">Beaucoup de cas ? Oui, principalement quand on aborde la généricité de notre code et qu'on développe des modules génériques et réutilisables.</text:span></text:p>
      <text:p text:style-name="P3"><text:span text:style-name="T3">Considérons cet exemple :</text:span></text:p>
      <text:p text:style-name="Standard"><text:span text:style-name="T8">interface ModelInterface</text:span></text:p>
      <text:p text:style-name="Standard"><text:span text:style-name="T8">{</text:span></text:p>
      <text:p text:style-name="Standard"><text:span text:style-name="T8"><text:s text:c="4"/>public function validate(): bool;</text:span></text:p>
      <text:p text:style-name="Standard"><text:span text:style-name="T8">}</text:span></text:p>
      <text:p text:style-name="P1"/>
      <text:p text:style-name="Standard"><text:soft-page-break/><text:span text:style-name="T8">class User implements UserInterface</text:span></text:p>
      <text:p text:style-name="Standard"><text:span text:style-name="T8">{</text:span></text:p>
      <text:p text:style-name="Standard"><text:span text:style-name="T8"><text:s text:c="4"/>private int $id;</text:span></text:p>
      <text:p text:style-name="P1"/>
      <text:p text:style-name="Standard"><text:span text:style-name="T8"><text:s text:c="4"/>private string $email;</text:span></text:p>
      <text:p text:style-name="P1"/>
      <text:p text:style-name="Standard"><text:span text:style-name="T8"><text:s text:c="4"/>private string $password;</text:span></text:p>
      <text:p text:style-name="P1"/>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pan text:style-name="T8"><text:s text:c="4"/>}</text:span></text:p>
      <text:p text:style-name="P1"/>
      <text:p text:style-name="Standard"><text:span text:style-name="T8"><text:s text:c="4"/>public function setId(int $id): void</text:span></text:p>
      <text:p text:style-name="Standard"><text:span text:style-name="T8"><text:s text:c="4"/>{</text:span></text:p>
      <text:p text:style-name="Standard"><text:span text:style-name="T8"><text:s text:c="8"/>$this-&gt;id = $id;</text:span></text:p>
      <text:p text:style-name="Standard"><text:span text:style-name="T8"><text:s text:c="4"/>}</text:span></text:p>
      <text:p text:style-name="P1"/>
      <text:p text:style-name="Standard"><text:span text:style-name="T8"><text:s text:c="4"/>public function getEmail(): string</text:span></text:p>
      <text:p text:style-name="Standard"><text:span text:style-name="T8"><text:s text:c="4"/>{</text:span></text:p>
      <text:p text:style-name="Standard"><text:span text:style-name="T8"><text:s text:c="8"/>return $this-&gt;email;</text:span></text:p>
      <text:p text:style-name="Standard"><text:soft-page-break/><text:span text:style-name="T8"><text:s text:c="4"/>}</text:span></text:p>
      <text:p text:style-name="P1"/>
      <text:p text:style-name="Standard"><text:span text:style-name="T8"><text:s text:c="4"/>public function setEmail(string $email): void</text:span></text:p>
      <text:p text:style-name="Standard"><text:span text:style-name="T8"><text:s text:c="4"/>{</text:span></text:p>
      <text:p text:style-name="Standard"><text:span text:style-name="T8"><text:s text:c="8"/>$this-&gt;email = $email;</text:span></text:p>
      <text:p text:style-name="Standard"><text:span text:style-name="T8"><text:s text:c="4"/>}</text:span></text:p>
      <text:p text:style-name="P1"/>
      <text:p text:style-name="Standard"><text:span text:style-name="T8"><text:s text:c="4"/>public function getPassword(): string</text:span></text:p>
      <text:p text:style-name="Standard"><text:span text:style-name="T8"><text:s text:c="4"/>{</text:span></text:p>
      <text:p text:style-name="Standard"><text:span text:style-name="T8"><text:s text:c="8"/>return $this-&gt;password;</text:span></text:p>
      <text:p text:style-name="Standard"><text:span text:style-name="T8"><text:s text:c="4"/>}</text:span></text:p>
      <text:p text:style-name="P1"/>
      <text:p text:style-name="Standard"><text:span text:style-name="T8"><text:s text:c="4"/>public function setPassword(string $password): void</text:span></text:p>
      <text:p text:style-name="Standard"><text:span text:style-name="T8"><text:s text:c="4"/>{</text:span></text:p>
      <text:p text:style-name="Standard"><text:span text:style-name="T8"><text:s text:c="8"/>$this-&gt;password = $password;</text:span></text:p>
      <text:p text:style-name="Standard"><text:span text:style-name="T8"><text:s text:c="4"/>}</text:span></text:p>
      <text:p text:style-name="P1"/>
      <text:p text:style-name="Standard"><text:span text:style-name="T8"><text:s text:c="4"/>public function validate(): bool</text:span></text:p>
      <text:p text:style-name="Standard"><text:span text:style-name="T8"><text:s text:c="4"/>{</text:span></text:p>
      <text:p text:style-name="Standard"><text:span text:style-name="T8"><text:s text:c="8"/>if (!filter_var($this-&gt;email, FILTER_VALIDATE_EMAIL)) {</text:span></text:p>
      <text:p text:style-name="Standard"><text:span text:style-name="T8"><text:s text:c="12"/>return false;</text:span></text:p>
      <text:p text:style-name="Standard"><text:soft-page-break/><text:span text:style-name="T8"><text:s text:c="8"/>}</text:span></text:p>
      <text:p text:style-name="P1"/>
      <text:p text:style-name="Standard"><text:span text:style-name="T8"><text:s text:c="8"/>if (strlen($this-&gt;password) &lt; 8) {</text:span></text:p>
      <text:p text:style-name="Standard"><text:span text:style-name="T8"><text:s text:c="12"/>return false;</text:span></text:p>
      <text:p text:style-name="Standard"><text:span text:style-name="T8"><text:s text:c="8"/>}</text:span></text:p>
      <text:p text:style-name="P1"/>
      <text:p text:style-name="Standard"><text:span text:style-name="T8"><text:s text:c="8"/>return true;</text:span></text:p>
      <text:p text:style-name="Standard"><text:span text:style-name="T8"><text:s text:c="4"/>}</text:span></text:p>
      <text:p text:style-name="Standard"><text:span text:style-name="T8">}</text:span></text:p>
      <text:p text:style-name="P2"/>
      <text:p text:style-name="P3"><text:span text:style-name="T3">En imposant à tout nouveau modèle d'implémenter une méthode </text:span><text:span text:style-name="T7">validate</text:span><text:span text:style-name="T3">, nous nous simplifions la vie à la réception des formulaires. Quel que soit le modèle en question, on sait qu'on peut lui faire confiance pour que cette méthode existe. De là, nous pouvons facilement automatiser la validation des formulaires, par exemple.</text:span></text:p>
      <text:p text:style-name="P20"><text:bookmark text:name="_uarogwd34cmv"/><text:span text:style-name="T2">Est-ce que j'en ai besoin ?</text:span></text:p>
      <text:p text:style-name="P3"><text:span text:style-name="T3">Nous savons que les interfaces sont une notion avancée de la POO et qu'elles doivent vous sembler floues pour le moment. La seule théorie ne pourra jamais totalement vous faire comprendre quand les utiliser.</text:span></text:p>
      <text:p text:style-name="P3"><text:span text:style-name="T3">C'est par l'expérience que vous finirez par vous débloquer sur ce sujet : en voyant des développeurs expérimentés en créer et s'en servir, en les voyant dans le code de </text:span><text:a xlink:type="simple" xlink:href="https://en.wikipedia.org/wiki/Software_framework" text:style-name="ListLabel_20_74" text:visited-style-name="ListLabel_20_74"><text:span text:style-name="T6">frameworks</text:span></text:a><text:span text:style-name="T3"> comme </text:span><text:a xlink:type="simple" xlink:href="https://symfony.com/" text:style-name="ListLabel_20_73" text:visited-style-name="ListLabel_20_73"><text:span text:style-name="T5">Symfony</text:span></text:a><text:span text:style-name="T3">, en les utilisant vous-mêmes avant de chercher à en créer, etc.</text:span></text:p>
      <text:p text:style-name="P3"><text:span text:style-name="T3">Bref, pas de panique si à l'issue de ce chapitre vous ne comprenez toujours pas grand-chose aux interfaces : c'est normal. C'est une notion complexe qui demande de l'expérience. Ça viendra. (:</text:span></text:p>
      <text:p text:style-name="P20"><text:bookmark text:name="_kci7nk3ta7st"/><text:span text:style-name="T2">Résumé</text:span></text:p>
      <text:p text:style-name="P3"><text:span text:style-name="T3">À retenir :</text:span></text:p>
      <text:list xml:id="list3626633190" text:style-name="WWNum4">
        <text:list-item>
          <text:p text:style-name="P10"><text:span text:style-name="T3">Une interface définit un contrat que doit respecter toute classe qui l'implémente ;</text:span></text:p>
        </text:list-item>
        <text:list-item>
          <text:p text:style-name="P10"><text:span text:style-name="T3">Comme en héritage, les classes implémentant une interface se substituent à cette interface ;</text:span></text:p>
        </text:list-item>
        <text:list-item>
          <text:p text:style-name="P18"><text:span text:style-name="T3">Les interfaces sont une notion conceptuellement difficile d'accès pour des développeurs débutants, pas de panique, vous les comprendrez mieux avec le temps.</text:span></text:p>
        </text:list-item>
      </text:list>
      <text:p text:style-name="Standard"/>
      <text:p text:style-name="P20"><text:bookmark text:name="_4zrqn55tedu"/><text:soft-page-break/><text:span text:style-name="T1">06. Traits</text:span></text:p>
      <text:p text:style-name="P20"><text:bookmark text:name="_y3a70i6bogz1"/><text:span text:style-name="T2">Introduction</text:span></text:p>
      <text:p text:style-name="P3"><text:span text:style-name="T3">Les traits sont une mécanique de polymorphisme qui est présente dans quelques langages, comme par exemple le java, le rust, et bien sûr le PHP.</text:span></text:p>
      <text:p text:style-name="P3"><text:span text:style-name="T3">Ils permettent de rendre les classes modulables.</text:span></text:p>
      <text:p text:style-name="Standard"><text:span text:style-name="T8">trait Communications</text:span></text:p>
      <text:p text:style-name="Standard"><text:span text:style-name="T8">{</text:span></text:p>
      <text:p text:style-name="Standard"><text:span text:style-name="T8"><text:s text:c="4"/>public function sayMessage(string $message): void</text:span></text:p>
      <text:p text:style-name="Standard"><text:span text:style-name="T8"><text:s text:c="4"/>{</text:span></text:p>
      <text:p text:style-name="Standard"><text:span text:style-name="T8"><text:s text:c="8"/>echo $message;</text:span></text:p>
      <text:p text:style-name="Standard"><text:span text:style-name="T8"><text:s text:c="4"/>}</text:span></text:p>
      <text:p text:style-name="Standard"><text:span text:style-name="T8">}</text:span></text:p>
      <text:p text:style-name="P1"/>
      <text:p text:style-name="Standard"><text:span text:style-name="T8">class User</text:span></text:p>
      <text:p text:style-name="Standard"><text:span text:style-name="T8">{</text:span></text:p>
      <text:p text:style-name="Standard"><text:span text:style-name="T8"><text:s text:c="4"/>use Communications;</text:span></text:p>
      <text:p text:style-name="P1"/>
      <text:p text:style-name="Standard"><text:span text:style-name="T8"><text:s text:c="4"/>private int $id;</text:span></text:p>
      <text:p text:style-name="P1"/>
      <text:p text:style-name="Standard"><text:span text:style-name="T8"><text:s text:c="4"/>public function getId(): int</text:span></text:p>
      <text:p text:style-name="Standard"><text:span text:style-name="T8"><text:s text:c="4"/>{</text:span></text:p>
      <text:p text:style-name="Standard"><text:span text:style-name="T8"><text:s text:c="8"/>return $this-&gt;id;</text:span></text:p>
      <text:p text:style-name="Standard"><text:soft-page-break/><text:span text:style-name="T8"><text:s text:c="4"/>}</text:span></text:p>
      <text:p text:style-name="P1"/>
      <text:p text:style-name="Standard"><text:span text:style-name="T8"><text:s text:c="4"/>public function setId(int $id): void</text:span></text:p>
      <text:p text:style-name="Standard"><text:span text:style-name="T8"><text:s text:c="4"/>{</text:span></text:p>
      <text:p text:style-name="Standard"><text:span text:style-name="T8"><text:s text:c="8"/>$this-&gt;id = $id;</text:span></text:p>
      <text:p text:style-name="Standard"><text:span text:style-name="T8"><text:s text:c="4"/>}</text:span></text:p>
      <text:p text:style-name="Standard"><text:span text:style-name="T8">}</text:span></text:p>
      <text:p text:style-name="P1"/>
      <text:p text:style-name="Standard"><text:span text:style-name="T8">$user = new User();</text:span></text:p>
      <text:p text:style-name="Standard"><text:span text:style-name="T8">$user-&gt;sayMessage('Salut'); <text:s/>// Salut</text:span></text:p>
      <text:p text:style-name="P2"/>
      <text:p text:style-name="P3"><text:span text:style-name="T3">Dès la première ligne de la classe, en spécifiant que </text:span><text:span text:style-name="T7">User</text:span><text:span text:style-name="T3"> utilise le trait </text:span><text:span text:style-name="T7">Communications</text:span><text:span text:style-name="T3">, on rend alors toutes les méthodes de </text:span><text:span text:style-name="T7">Communications</text:span><text:span text:style-name="T3"> accessibles à </text:span><text:span text:style-name="T7">User</text:span><text:span text:style-name="T3">.</text:span></text:p>
      <text:p text:style-name="P20"><text:bookmark text:name="_xk45oh3zdqd"/><text:span text:style-name="T2">Quelle différence avec l'héritage ?</text:span></text:p>
      <text:p text:style-name="P3"><text:span text:style-name="T3">Une classe ne se substitue pas à ses traits du point de vue du typage. Dans notre exemple, </text:span><text:span text:style-name="T7">User</text:span><text:span text:style-name="T3"> n'est pas de type </text:span><text:span text:style-name="T7">Communications</text:span><text:span text:style-name="T3">.</text:span></text:p>
      <text:p text:style-name="P3"><text:span text:style-name="T7">Communications</text:span><text:span text:style-name="T3"> n'est qu'une simple collection de méthodes.</text:span></text:p>
      <text:p text:style-name="P3"><text:span text:style-name="T3">Ensuite, les traits répondent à un angle mort de l'héritage. En PHP, une sous-classe ne peut hériter que d'une seule classe. De là, que faire si on a besoin de fonctionnalités communes à plusieurs sous-classes d'un même héritage, mais pas sur toutes les sous-classes de ce même héritage ?</text:span></text:p>
      <text:p text:style-name="P3"><text:span text:style-name="T3">Partons du principe que les requêtes SQL liées à nos modèles sont gérées par des </text:span><text:span text:style-name="T7">ModelManager</text:span><text:span text:style-name="T3"> associés. Pour un </text:span><text:span text:style-name="T7">Article</text:span><text:span text:style-name="T3">, un </text:span><text:span text:style-name="T7">ArticleManager</text:span><text:span text:style-name="T3">. De là, imaginons l'exemple suivant : certains managers permettent des requêtes SQL de recherche dans le texte. Cette fonctionnalité peut être utile par exemple pour des modèles comme les articles ou les utilisateurs, mais moins pertinente pour des catégories ou des adresses. Ainsi, puisque tous les modèles ne vont pas avoir besoin de recherche full-text, nous n'allons pas placer notre méthode </text:span><text:span text:style-name="T7">fullTextSearch</text:span><text:span text:style-name="T3"> dans notre classe abstraite </text:span><text:span text:style-name="T7">ModelManager</text:span><text:span text:style-name="T3">. Il nous reste la solution de la placer dans chaque sous-classe de </text:span><text:span text:style-name="T7">ModelManager</text:span><text:span text:style-name="T3">, mais cette option contrevient au principe DRY.</text:span></text:p>
      <text:p text:style-name="P3"><text:span text:style-name="T3">C'est là qu'interviennent les traits.</text:span></text:p>
      <text:p text:style-name="Standard"><text:span text:style-name="T8">trait Searchable</text:span></text:p>
      <text:p text:style-name="Standard"><text:span text:style-name="T8">{</text:span></text:p>
      <text:p text:style-name="Standard"><text:span text:style-name="T8"><text:s text:c="4"/>public function fullTextSearch(string $table, array $fields, string $term): array | bool</text:span></text:p>
      <text:p text:style-name="Standard"><text:soft-page-break/><text:span text:style-name="T8"><text:s text:c="4"/>{</text:span></text:p>
      <text:p text:style-name="Standard"><text:span text:style-name="T8"><text:s text:c="8"/>// Some example way to get the PDO</text:span></text:p>
      <text:p text:style-name="Standard"><text:span text:style-name="T8"><text:s text:c="8"/>$pdo = $this-&gt;getPdo();</text:span></text:p>
      <text:p text:style-name="P1"/>
      <text:p text:style-name="Standard"><text:span text:style-name="T8"><text:s text:c="8"/>// This is an example. In real life, of course, you would have to</text:span></text:p>
      <text:p text:style-name="Standard"><text:span text:style-name="T8"><text:s text:c="8"/>// be very careful about SQL injection here.</text:span></text:p>
      <text:p text:style-name="Standard"><text:span text:style-name="T8"><text:s text:c="8"/>$sql = "SELECT * FROM $table";</text:span></text:p>
      <text:p text:style-name="Standard"><text:span text:style-name="T8"><text:s text:c="8"/>for ($i = 0, $c = count($fields); $i &lt; $c; ++$i) {</text:span></text:p>
      <text:p text:style-name="Standard"><text:span text:style-name="T8"><text:s text:c="12"/>if ($i &gt; 0) {</text:span></text:p>
      <text:p text:style-name="Standard"><text:span text:style-name="T8"><text:s text:c="16"/>$sql .= ' OR';</text:span></text:p>
      <text:p text:style-name="Standard"><text:span text:style-name="T8"><text:s text:c="12"/>}</text:span></text:p>
      <text:p text:style-name="P1"/>
      <text:p text:style-name="Standard"><text:span text:style-name="T8"><text:s text:c="12"/>$sql .= " WHERE $fields[$i] LIKE :term"</text:span></text:p>
      <text:p text:style-name="Standard"><text:span text:style-name="T8"><text:s text:c="8"/>}</text:span></text:p>
      <text:p text:style-name="P1"/>
      <text:p text:style-name="Standard"><text:span text:style-name="T8"><text:s text:c="8"/>$query = $pdo-&gt;prepare($sql);</text:span></text:p>
      <text:p text:style-name="Standard"><text:span text:style-name="T8"><text:s text:c="8"/>$query-&gt;execute([</text:span></text:p>
      <text:p text:style-name="Standard"><text:span text:style-name="T8"><text:s text:c="12"/>':term' =&gt; "%$term%" <text:s text:c="7"/></text:span></text:p>
      <text:p text:style-name="Standard"><text:span text:style-name="T8"><text:s text:c="8"/>]);</text:span></text:p>
      <text:p text:style-name="P1"/>
      <text:p text:style-name="Standard"><text:span text:style-name="T8"><text:s text:c="8"/>return $query-&gt;fetchAll();</text:span></text:p>
      <text:p text:style-name="Standard"><text:soft-page-break/><text:span text:style-name="T8"><text:s text:c="4"/>}</text:span></text:p>
      <text:p text:style-name="Standard"><text:span text:style-name="T8">}</text:span></text:p>
      <text:p text:style-name="P1"/>
      <text:p text:style-name="Standard"><text:span text:style-name="T8">abstract class ModelManager</text:span></text:p>
      <text:p text:style-name="Standard"><text:span text:style-name="T8">{</text:span></text:p>
      <text:p text:style-name="Standard"><text:span text:style-name="T8"><text:s text:c="4"/>// ...</text:span></text:p>
      <text:p text:style-name="Standard"><text:span text:style-name="T8">}</text:span></text:p>
      <text:p text:style-name="P1"/>
      <text:p text:style-name="Standard"><text:span text:style-name="T8">class ArticleManager extends ModelManager</text:span></text:p>
      <text:p text:style-name="Standard"><text:span text:style-name="T8">{</text:span></text:p>
      <text:p text:style-name="Standard"><text:span text:style-name="T8"><text:s text:c="4"/>use Searchable;</text:span></text:p>
      <text:p text:style-name="P1"/>
      <text:p text:style-name="Standard"><text:span text:style-name="T8"><text:s text:c="4"/>// ...</text:span></text:p>
      <text:p text:style-name="Standard"><text:span text:style-name="T8">}</text:span></text:p>
      <text:p text:style-name="P1"/>
      <text:p text:style-name="Standard"><text:span text:style-name="T8">class UserManager extends ModelManager</text:span></text:p>
      <text:p text:style-name="Standard"><text:span text:style-name="T8">{</text:span></text:p>
      <text:p text:style-name="Standard"><text:span text:style-name="T8"><text:s text:c="4"/>use Searchable;</text:span></text:p>
      <text:p text:style-name="P1"/>
      <text:p text:style-name="Standard"><text:span text:style-name="T8"><text:s text:c="4"/>// ...</text:span></text:p>
      <text:p text:style-name="Standard"><text:span text:style-name="T8">}</text:span></text:p>
      <text:p text:style-name="P1"><text:soft-page-break/></text:p>
      <text:p text:style-name="Standard"><text:span text:style-name="T8">class CategoryManager extends ModelManager</text:span></text:p>
      <text:p text:style-name="Standard"><text:span text:style-name="T8">{</text:span></text:p>
      <text:p text:style-name="Standard"><text:span text:style-name="T8"><text:s text:c="4"/>// ...</text:span></text:p>
      <text:p text:style-name="Standard"><text:span text:style-name="T8">}</text:span></text:p>
      <text:p text:style-name="P2"/>
      <text:p text:style-name="P3"><text:span text:style-name="T3">Ainsi, certains de nos </text:span><text:span text:style-name="T7">ModelManager</text:span><text:span text:style-name="T3"> bénéficient de la fonctionnalité générique de recherche full-text, mais nous épargnons cette méthode aux classes qui n'en ont pas pas besoin.</text:span></text:p>
      <text:p text:style-name="P20"><text:bookmark text:name="_39hynsiy78qg"/><text:span text:style-name="T2">Est-ce que j'en ai besoin ?</text:span></text:p>
      <text:p text:style-name="P3"><text:span text:style-name="T3">En pratique, les traits ne sont pas tant utilisés que cela dans l'écosystème PHP et le monde professionnel. L'exemple que nous vous avons présenté n'est pas des plus simples, et pour cause : l'emploi des traits se légitime dans des situations très particulières. Il faut prendre garde à ne pas en abuser, en privilégiant notamment l'héritage quand celui-ci est plus pertinent.</text:span></text:p>
      <text:p text:style-name="P3"><text:span text:style-name="T3">Comme pour les interfaces, comprendre quand utiliser les traits et quand ne pas les utiliser viendra avec le temps et la pratique.</text:span></text:p>
      <text:p text:style-name="P20"><text:bookmark text:name="_4wu2r24xm5cl"/><text:span text:style-name="T2">Résumé</text:span></text:p>
      <text:p text:style-name="P3"><text:span text:style-name="T3">À retenir :</text:span></text:p>
      <text:list xml:id="list3647070452" text:style-name="WWNum6">
        <text:list-item>
          <text:p text:style-name="P11"><text:span text:style-name="T3">Les traits permettent d'ajouter des fonctionnalités à des classes, c'est une forme de polymorphisme plus souple que l'héritage mais moins puissante et moins solide ;</text:span></text:p>
        </text:list-item>
        <text:list-item>
          <text:p text:style-name="P19"><text:span text:style-name="T3">Le principe de substitution ne s'applique pas aux trait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43a40"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77d1" fo:font-size="11.5pt" style:text-underline-style="solid" style:text-underline-width="auto" style:text-underline-color="font-color"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77d1" fo:font-size="11.5pt" fo:font-style="italic" style:text-underline-style="solid" style:text-underline-width="auto" style:text-underline-color="font-color" style:font-size-asian="11.5pt" style:font-style-asian="italic" style:font-size-complex="1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5" meta:paragraph-count="619" meta:word-count="5994" meta:character-count="37926" meta:non-whitespace-character-count="31204"/>
    <meta:generator>LibreOfficeDev/6.0.5.2$Linux_X86_64 LibreOffice_project/</meta:generator>
  </office:meta>
</office:document-meta>
</file>